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 style:family="paragraph" style:parent-style-name="Standard">
      <style:text-properties officeooo:rsid="00139bdb" officeooo:paragraph-rsid="00139bdb"/>
    </style:style>
    <style:style style:name="P5" style:family="paragraph" style:parent-style-name="Standard">
      <style:text-properties officeooo:rsid="00166ada" officeooo:paragraph-rsid="00166ada"/>
    </style:style>
    <style:style style:name="P6" style:family="paragraph" style:parent-style-name="Standard">
      <style:text-properties officeooo:rsid="0017ba06" officeooo:paragraph-rsid="00166ada"/>
    </style:style>
    <style:style style:name="P7" style:family="paragraph" style:parent-style-name="Standard">
      <style:text-properties officeooo:rsid="0017ba06" officeooo:paragraph-rsid="0052b42d"/>
    </style:style>
    <style:style style:name="P8" style:family="paragraph" style:parent-style-name="Standard">
      <style:text-properties officeooo:rsid="001a2c5d" officeooo:paragraph-rsid="001a2c5d"/>
    </style:style>
    <style:style style:name="P9" style:family="paragraph" style:parent-style-name="Standard">
      <style:text-properties officeooo:rsid="001a2c5d" officeooo:paragraph-rsid="003de21d"/>
    </style:style>
    <style:style style:name="P10" style:family="paragraph" style:parent-style-name="Standard">
      <style:text-properties officeooo:rsid="001d2f36" officeooo:paragraph-rsid="001d2f36"/>
    </style:style>
    <style:style style:name="P11" style:family="paragraph" style:parent-style-name="Standard">
      <style:text-properties officeooo:rsid="0022c5fe" officeooo:paragraph-rsid="0022c5fe"/>
    </style:style>
    <style:style style:name="P12" style:family="paragraph" style:parent-style-name="Standard">
      <style:text-properties officeooo:rsid="0026bb48" officeooo:paragraph-rsid="0026bb48"/>
    </style:style>
    <style:style style:name="P13" style:family="paragraph" style:parent-style-name="Standard">
      <style:text-properties officeooo:rsid="0026fbd9" officeooo:paragraph-rsid="005e8b5a"/>
    </style:style>
    <style:style style:name="P14" style:family="paragraph" style:parent-style-name="Standard">
      <style:text-properties officeooo:rsid="0027ec19" officeooo:paragraph-rsid="0027ec19"/>
    </style:style>
    <style:style style:name="P15" style:family="paragraph" style:parent-style-name="Standard">
      <style:text-properties officeooo:rsid="002da801" officeooo:paragraph-rsid="002da801"/>
    </style:style>
    <style:style style:name="P16" style:family="paragraph" style:parent-style-name="Standard">
      <style:text-properties officeooo:rsid="002f98d6" officeooo:paragraph-rsid="002f98d6"/>
    </style:style>
    <style:style style:name="P17" style:family="paragraph" style:parent-style-name="Standard">
      <style:text-properties officeooo:rsid="0031493b" officeooo:paragraph-rsid="0031493b"/>
    </style:style>
    <style:style style:name="P18" style:family="paragraph" style:parent-style-name="Standard">
      <style:text-properties officeooo:rsid="00345814" officeooo:paragraph-rsid="0041e7c6"/>
    </style:style>
    <style:style style:name="P19" style:family="paragraph" style:parent-style-name="Standard">
      <style:text-properties officeooo:rsid="003590c4" officeooo:paragraph-rsid="003590c4"/>
    </style:style>
    <style:style style:name="P20" style:family="paragraph" style:parent-style-name="Standard">
      <style:text-properties fo:font-style="italic" officeooo:rsid="00345814" officeooo:paragraph-rsid="00345814" fo:background-color="#ffff00" style:font-style-asian="italic" style:font-style-complex="italic"/>
    </style:style>
    <style:style style:name="P21" style:family="paragraph" style:parent-style-name="Standard">
      <style:text-properties officeooo:rsid="00345814" officeooo:paragraph-rsid="00345814"/>
    </style:style>
    <style:style style:name="P22" style:family="paragraph" style:parent-style-name="Standard">
      <style:text-properties officeooo:rsid="00394e95" officeooo:paragraph-rsid="00394e95"/>
    </style:style>
    <style:style style:name="P23" style:family="paragraph" style:parent-style-name="Standard">
      <style:text-properties officeooo:rsid="00396675" officeooo:paragraph-rsid="00396675"/>
    </style:style>
    <style:style style:name="P24" style:family="paragraph" style:parent-style-name="Standard">
      <style:text-properties officeooo:rsid="004823fe" officeooo:paragraph-rsid="004823fe"/>
    </style:style>
    <style:style style:name="P25" style:family="paragraph" style:parent-style-name="Standard">
      <style:text-properties officeooo:rsid="004823fe" officeooo:paragraph-rsid="0049ea6e"/>
    </style:style>
    <style:style style:name="P26" style:family="paragraph" style:parent-style-name="Footnote">
      <style:text-properties officeooo:rsid="00396675" officeooo:paragraph-rsid="00396675"/>
    </style:style>
    <style:style style:name="P27" style:family="paragraph" style:parent-style-name="Standard">
      <style:text-properties officeooo:rsid="003b63dd" officeooo:paragraph-rsid="003b63dd"/>
    </style:style>
    <style:style style:name="P28" style:family="paragraph" style:parent-style-name="Footnote">
      <style:text-properties officeooo:rsid="002d528b" officeooo:paragraph-rsid="0040f5d6"/>
    </style:style>
    <style:style style:name="P29" style:family="paragraph" style:parent-style-name="Footnote">
      <style:text-properties officeooo:rsid="00345814" officeooo:paragraph-rsid="003590c4"/>
    </style:style>
    <style:style style:name="P30" style:family="paragraph" style:parent-style-name="Footnote">
      <style:text-properties officeooo:rsid="001f78f5" officeooo:paragraph-rsid="001f78f5"/>
    </style:style>
    <style:style style:name="P31" style:family="paragraph" style:parent-style-name="Footnote">
      <style:text-properties officeooo:rsid="001f78f5" officeooo:paragraph-rsid="00210223"/>
    </style:style>
    <style:style style:name="P32" style:family="paragraph" style:parent-style-name="Footnote">
      <style:text-properties officeooo:rsid="001f78f5" officeooo:paragraph-rsid="00212d34"/>
    </style:style>
    <style:style style:name="P33" style:family="paragraph" style:parent-style-name="Footnote">
      <style:text-properties officeooo:rsid="001f78f5" officeooo:paragraph-rsid="0027ec19"/>
    </style:style>
    <style:style style:name="P34" style:family="paragraph" style:parent-style-name="Footnote">
      <style:text-properties officeooo:rsid="001f78f5" officeooo:paragraph-rsid="002b33a3"/>
    </style:style>
    <style:style style:name="P35" style:family="paragraph" style:parent-style-name="Footnote">
      <style:text-properties officeooo:rsid="00274f9a" officeooo:paragraph-rsid="00274f9a"/>
    </style:style>
    <style:style style:name="P36" style:family="paragraph" style:parent-style-name="Footnote">
      <style:text-properties officeooo:rsid="0036c797" officeooo:paragraph-rsid="0036c797"/>
    </style:style>
    <style:style style:name="P37" style:family="paragraph" style:parent-style-name="Footnote">
      <style:text-properties officeooo:rsid="004c0dc7" officeooo:paragraph-rsid="004c0dc7"/>
    </style:style>
    <style:style style:name="P38"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39"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fo:font-style="italic" officeooo:rsid="0013244b" style:font-style-asian="italic" style:font-style-complex="italic"/>
    </style:style>
    <style:style style:name="P41" style:family="paragraph" style:parent-style-name="Standard">
      <style:text-properties officeooo:rsid="00139bdb" officeooo:paragraph-rsid="00139bdb"/>
    </style:style>
    <style:style style:name="P42" style:family="paragraph" style:parent-style-name="Standard">
      <style:text-properties officeooo:rsid="00166ada" officeooo:paragraph-rsid="00166ada"/>
    </style:style>
    <style:style style:name="P43" style:family="paragraph" style:parent-style-name="Standard">
      <style:text-properties officeooo:rsid="00166ada" officeooo:paragraph-rsid="0018ff3a"/>
    </style:style>
    <style:style style:name="P44" style:family="paragraph" style:parent-style-name="Standard">
      <style:text-properties officeooo:rsid="001a2c5d" officeooo:paragraph-rsid="001a2c5d"/>
    </style:style>
    <style:style style:name="P45" style:family="paragraph" style:parent-style-name="Standard">
      <style:text-properties officeooo:rsid="001a2c5d" officeooo:paragraph-rsid="003de21d"/>
    </style:style>
    <style:style style:name="P46" style:family="paragraph" style:parent-style-name="Standard">
      <style:text-properties officeooo:rsid="001d2f36" officeooo:paragraph-rsid="001d2f36"/>
    </style:style>
    <style:style style:name="P47" style:family="paragraph" style:parent-style-name="Standard">
      <style:text-properties officeooo:rsid="0022c5fe" officeooo:paragraph-rsid="0022c5fe"/>
    </style:style>
    <style:style style:name="P48" style:family="paragraph" style:parent-style-name="Standard">
      <style:text-properties officeooo:rsid="0026bb48" officeooo:paragraph-rsid="0026bb48"/>
    </style:style>
    <style:style style:name="P49" style:family="paragraph" style:parent-style-name="Standard">
      <style:text-properties officeooo:rsid="0027ec19" officeooo:paragraph-rsid="0027ec19"/>
    </style:style>
    <style:style style:name="P50" style:family="paragraph" style:parent-style-name="Standard">
      <style:text-properties officeooo:rsid="002f98d6" officeooo:paragraph-rsid="002f98d6"/>
    </style:style>
    <style:style style:name="P51" style:family="paragraph" style:parent-style-name="Standard">
      <style:text-properties officeooo:rsid="0031493b" officeooo:paragraph-rsid="0031493b"/>
    </style:style>
    <style:style style:name="P52" style:family="paragraph" style:parent-style-name="Standard">
      <style:text-properties officeooo:rsid="00345814" officeooo:paragraph-rsid="0041e7c6"/>
    </style:style>
    <style:style style:name="P53" style:family="paragraph" style:parent-style-name="Standard">
      <style:text-properties officeooo:rsid="00345814" officeooo:paragraph-rsid="00345814"/>
    </style:style>
    <style:style style:name="P54" style:family="paragraph" style:parent-style-name="Standard">
      <style:text-properties officeooo:rsid="003590c4" officeooo:paragraph-rsid="003590c4"/>
    </style:style>
    <style:style style:name="P55" style:family="paragraph" style:parent-style-name="Standard">
      <style:text-properties officeooo:rsid="00394e95" officeooo:paragraph-rsid="00394e95"/>
    </style:style>
    <style:style style:name="P56" style:family="paragraph" style:parent-style-name="Standard">
      <style:text-properties officeooo:rsid="00396675" officeooo:paragraph-rsid="00396675"/>
    </style:style>
    <style:style style:name="P57" style:family="paragraph" style:parent-style-name="Standard">
      <style:text-properties officeooo:rsid="004823fe" officeooo:paragraph-rsid="004823fe"/>
    </style:style>
    <style:style style:name="P58" style:family="paragraph" style:parent-style-name="Standard">
      <style:text-properties officeooo:rsid="003b63dd" officeooo:paragraph-rsid="003b63dd"/>
    </style:style>
    <style:style style:name="P59" style:family="paragraph" style:parent-style-name="Standard">
      <style:paragraph-properties fo:text-align="center" style:justify-single-word="false"/>
      <style:text-properties officeooo:rsid="0013244b"/>
    </style:style>
    <style:style style:name="P60" style:family="paragraph" style:parent-style-name="Standard">
      <style:paragraph-properties fo:text-align="start" style:justify-single-word="false"/>
      <style:text-properties officeooo:rsid="0013244b"/>
    </style:style>
    <style:style style:name="P61" style:family="paragraph" style:parent-style-name="Standard">
      <style:text-properties officeooo:rsid="0013244b" officeooo:paragraph-rsid="0013244b"/>
    </style:style>
    <style:style style:name="P62" style:family="paragraph" style:parent-style-name="Standard">
      <style:paragraph-properties fo:text-align="center" style:justify-single-word="false"/>
      <style:text-properties fo:font-weight="bold" officeooo:rsid="0013244b" style:font-weight-asian="bold" style:font-weight-complex="bold"/>
    </style:style>
    <style:style style:name="P63" style:family="paragraph" style:parent-style-name="Standard">
      <style:text-properties officeooo:rsid="001396f3" officeooo:paragraph-rsid="001396f3"/>
    </style:style>
    <style:style style:name="P64" style:family="paragraph" style:parent-style-name="Standard">
      <style:text-properties officeooo:rsid="0017ba06" officeooo:paragraph-rsid="0017ba06"/>
    </style:style>
    <style:style style:name="P65" style:family="paragraph" style:parent-style-name="Standard">
      <style:text-properties officeooo:rsid="0018aced" officeooo:paragraph-rsid="0018aced"/>
    </style:style>
    <style:style style:name="P66" style:family="paragraph" style:parent-style-name="Standard">
      <style:text-properties officeooo:rsid="0018ff3a" officeooo:paragraph-rsid="0018ff3a"/>
    </style:style>
    <style:style style:name="P67" style:family="paragraph" style:parent-style-name="Standard">
      <style:text-properties officeooo:rsid="001ad2cb" officeooo:paragraph-rsid="001ad2cb"/>
    </style:style>
    <style:style style:name="P68" style:family="paragraph" style:parent-style-name="Standard">
      <style:text-properties officeooo:rsid="001ad2cb" officeooo:paragraph-rsid="003b63dd"/>
    </style:style>
    <style:style style:name="P69" style:family="paragraph" style:parent-style-name="Standard">
      <style:text-properties officeooo:rsid="001ef8c0" officeooo:paragraph-rsid="001ef8c0"/>
    </style:style>
    <style:style style:name="P70" style:family="paragraph" style:parent-style-name="Standard">
      <style:text-properties officeooo:rsid="0024577d" officeooo:paragraph-rsid="0024577d"/>
    </style:style>
    <style:style style:name="P71" style:family="paragraph" style:parent-style-name="Standard">
      <style:text-properties officeooo:rsid="002510b6" officeooo:paragraph-rsid="002510b6"/>
    </style:style>
    <style:style style:name="P72" style:family="paragraph" style:parent-style-name="Standard">
      <style:text-properties officeooo:rsid="00268411" officeooo:paragraph-rsid="00268411"/>
    </style:style>
    <style:style style:name="P73" style:family="paragraph" style:parent-style-name="Standard">
      <style:text-properties officeooo:rsid="0026fbd9" officeooo:paragraph-rsid="0026fbd9"/>
    </style:style>
    <style:style style:name="P74" style:family="paragraph" style:parent-style-name="Standard">
      <style:text-properties officeooo:rsid="00273370" officeooo:paragraph-rsid="00273370"/>
    </style:style>
    <style:style style:name="P75" style:family="paragraph" style:parent-style-name="Standard">
      <style:text-properties officeooo:rsid="00293904" officeooo:paragraph-rsid="00293904"/>
    </style:style>
    <style:style style:name="P76" style:family="paragraph" style:parent-style-name="Standard">
      <style:text-properties officeooo:rsid="002c5b65" officeooo:paragraph-rsid="002c5b65"/>
    </style:style>
    <style:style style:name="P77" style:family="paragraph" style:parent-style-name="Standard">
      <style:text-properties officeooo:rsid="002d528b" officeooo:paragraph-rsid="002d528b"/>
    </style:style>
    <style:style style:name="P78" style:family="paragraph" style:parent-style-name="Standard">
      <style:text-properties officeooo:rsid="002da801" officeooo:paragraph-rsid="002da801"/>
    </style:style>
    <style:style style:name="P79" style:family="paragraph" style:parent-style-name="Standard">
      <style:text-properties officeooo:rsid="0030a5b4" officeooo:paragraph-rsid="0030a5b4"/>
    </style:style>
    <style:style style:name="P80" style:family="paragraph" style:parent-style-name="Standard">
      <style:text-properties officeooo:rsid="0036c797" officeooo:paragraph-rsid="0036c797"/>
    </style:style>
    <style:style style:name="P81" style:family="paragraph" style:parent-style-name="Standard">
      <style:text-properties officeooo:rsid="003eee55" officeooo:paragraph-rsid="003eee55"/>
    </style:style>
    <style:style style:name="P82" style:family="paragraph" style:parent-style-name="Standard">
      <style:text-properties officeooo:rsid="0041e7c6" officeooo:paragraph-rsid="0041e7c6"/>
    </style:style>
    <style:style style:name="P83" style:family="paragraph" style:parent-style-name="Standard">
      <style:text-properties officeooo:rsid="004d1b1f" officeooo:paragraph-rsid="004d1b1f"/>
    </style:style>
    <style:style style:name="P84" style:family="paragraph" style:parent-style-name="Standard">
      <style:text-properties officeooo:rsid="003590c4" officeooo:paragraph-rsid="003590c4"/>
    </style:style>
    <style:style style:name="P85" style:family="paragraph" style:parent-style-name="Standard">
      <style:text-properties fo:font-style="italic" officeooo:rsid="00345814" officeooo:paragraph-rsid="00345814" fo:background-color="#ffff00" style:font-style-asian="italic" style:font-style-complex="italic"/>
    </style:style>
    <style:style style:name="P86"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87" style:family="paragraph" style:parent-style-name="Standard">
      <style:text-properties officeooo:rsid="00396675" officeooo:paragraph-rsid="00396675"/>
    </style:style>
    <style:style style:name="P88" style:family="paragraph" style:parent-style-name="Standard">
      <style:text-properties officeooo:rsid="00166ada" officeooo:paragraph-rsid="00166ada"/>
    </style:style>
    <style:style style:name="P89" style:family="paragraph" style:parent-style-name="Standard">
      <style:text-properties officeooo:rsid="0017ba06" officeooo:paragraph-rsid="0052b42d"/>
    </style:style>
    <style:style style:name="P90" style:family="paragraph" style:parent-style-name="Standard">
      <style:text-properties officeooo:rsid="0017ba06" officeooo:paragraph-rsid="00166ada"/>
    </style:style>
    <style:style style:name="P91" style:family="paragraph" style:parent-style-name="Standard">
      <style:text-properties officeooo:rsid="001d2f36" officeooo:paragraph-rsid="001d2f36"/>
    </style:style>
    <style:style style:name="P92" style:family="paragraph" style:parent-style-name="Standard">
      <style:text-properties officeooo:rsid="00345814" officeooo:paragraph-rsid="00345814"/>
    </style:style>
    <style:style style:name="P93" style:family="paragraph" style:parent-style-name="Standard">
      <style:text-properties officeooo:rsid="00345814" officeooo:paragraph-rsid="0041e7c6"/>
    </style:style>
    <style:style style:name="P94" style:family="paragraph" style:parent-style-name="Standard">
      <style:text-properties officeooo:rsid="004823fe" officeooo:paragraph-rsid="0049ea6e"/>
    </style:style>
    <style:style style:name="P95" style:family="paragraph" style:parent-style-name="Standard">
      <style:text-properties officeooo:rsid="004823fe" officeooo:paragraph-rsid="004823fe"/>
    </style:style>
    <style:style style:name="P96" style:family="paragraph" style:parent-style-name="Standard">
      <style:text-properties officeooo:rsid="003b63dd" officeooo:paragraph-rsid="003b63dd"/>
    </style:style>
    <style:style style:name="P97" style:family="paragraph" style:parent-style-name="Standard">
      <style:text-properties officeooo:rsid="00139bdb" officeooo:paragraph-rsid="00139bdb"/>
    </style:style>
    <style:style style:name="P98" style:family="paragraph" style:parent-style-name="Standard">
      <style:text-properties officeooo:rsid="001a2c5d" officeooo:paragraph-rsid="001a2c5d"/>
    </style:style>
    <style:style style:name="P99" style:family="paragraph" style:parent-style-name="Standard">
      <style:text-properties officeooo:rsid="001a2c5d" officeooo:paragraph-rsid="003de21d"/>
    </style:style>
    <style:style style:name="P100" style:family="paragraph" style:parent-style-name="Standard">
      <style:text-properties officeooo:rsid="0022c5fe" officeooo:paragraph-rsid="0022c5fe"/>
    </style:style>
    <style:style style:name="P101" style:family="paragraph" style:parent-style-name="Standard">
      <style:text-properties officeooo:rsid="0026bb48" officeooo:paragraph-rsid="0026bb48"/>
    </style:style>
    <style:style style:name="P102" style:family="paragraph" style:parent-style-name="Standard">
      <style:text-properties officeooo:rsid="0027ec19" officeooo:paragraph-rsid="0027ec19"/>
    </style:style>
    <style:style style:name="P103" style:family="paragraph" style:parent-style-name="Standard">
      <style:text-properties officeooo:rsid="002f98d6" officeooo:paragraph-rsid="002f98d6"/>
    </style:style>
    <style:style style:name="P104" style:family="paragraph" style:parent-style-name="Standard">
      <style:text-properties officeooo:rsid="0031493b" officeooo:paragraph-rsid="0031493b"/>
    </style:style>
    <style:style style:name="P105" style:family="paragraph" style:parent-style-name="Standard">
      <style:text-properties officeooo:rsid="00394e95" officeooo:paragraph-rsid="00394e95"/>
    </style:style>
    <style:style style:name="P106" style:family="paragraph" style:parent-style-name="Standard">
      <style:text-properties officeooo:rsid="00394e95" officeooo:paragraph-rsid="00593aa8"/>
    </style:style>
    <style:style style:name="P107" style:family="paragraph" style:parent-style-name="Standard">
      <style:text-properties officeooo:rsid="002da801" officeooo:paragraph-rsid="002da801"/>
    </style:style>
    <style:style style:name="P108" style:family="paragraph" style:parent-style-name="Standard">
      <style:text-properties officeooo:rsid="0026fbd9" officeooo:paragraph-rsid="005e8b5a"/>
    </style:style>
    <style:style style:name="P109" style:family="paragraph" style:parent-style-name="Footnote">
      <style:text-properties officeooo:rsid="002d528b" officeooo:paragraph-rsid="0040f5d6"/>
    </style:style>
    <style:style style:name="P110" style:family="paragraph" style:parent-style-name="Footnote">
      <style:text-properties officeooo:rsid="00345814" officeooo:paragraph-rsid="003590c4"/>
    </style:style>
    <style:style style:name="P111" style:family="paragraph" style:parent-style-name="Footnote">
      <style:text-properties officeooo:rsid="00396675" officeooo:paragraph-rsid="00396675"/>
    </style:style>
    <style:style style:name="P112" style:family="paragraph" style:parent-style-name="Footnote">
      <style:text-properties officeooo:rsid="00536935" officeooo:paragraph-rsid="00536935"/>
    </style:style>
    <style:style style:name="P113" style:family="paragraph" style:parent-style-name="Footnote">
      <style:text-properties officeooo:rsid="002c5b65" officeooo:paragraph-rsid="0054fa00"/>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officeooo:rsid="003cce55" fo:background-color="#ffff00" loext:char-shading-value="0" style:font-style-asian="italic" style:font-style-complex="italic"/>
    </style:style>
    <style:style style:name="T10" style:family="text">
      <style:text-properties officeooo:rsid="001f78f5"/>
    </style:style>
    <style:style style:name="T11" style:family="text">
      <style:text-properties officeooo:rsid="0030a5b4"/>
    </style:style>
    <style:style style:name="T12" style:family="text">
      <style:text-properties officeooo:rsid="003590c4"/>
    </style:style>
    <style:style style:name="T13" style:family="text">
      <style:text-properties fo:font-style="italic" fo:background-color="#ffff00" loext:char-shading-value="0" style:font-style-asian="italic" style:font-style-complex="italic"/>
    </style:style>
    <style:style style:name="T14" style:family="text">
      <style:text-properties fo:font-style="italic" officeooo:rsid="003cce55" fo:background-color="#ffff00" loext:char-shading-value="0" style:font-style-asian="italic" style:font-style-complex="italic"/>
    </style:style>
    <style:style style:name="T15" style:family="text">
      <style:text-properties officeooo:rsid="00365969"/>
    </style:style>
    <style:style style:name="T16" style:family="text">
      <style:text-properties officeooo:rsid="00396675"/>
    </style:style>
    <style:style style:name="T17" style:family="text">
      <style:text-properties officeooo:rsid="001396f3"/>
    </style:style>
    <style:style style:name="T18" style:family="text">
      <style:text-properties officeooo:rsid="00139bdb"/>
    </style:style>
    <style:style style:name="T19" style:family="text">
      <style:text-properties officeooo:rsid="0017ba06"/>
    </style:style>
    <style:style style:name="T20" style:family="text">
      <style:text-properties officeooo:rsid="0018aced"/>
    </style:style>
    <style:style style:name="T21" style:family="text">
      <style:text-properties officeooo:rsid="001ad2cb"/>
    </style:style>
    <style:style style:name="T22" style:family="text">
      <style:text-properties officeooo:rsid="001b8ae4"/>
    </style:style>
    <style:style style:name="T23" style:family="text">
      <style:text-properties officeooo:rsid="001c87cc"/>
    </style:style>
    <style:style style:name="T24" style:family="text">
      <style:text-properties officeooo:rsid="00210223"/>
    </style:style>
    <style:style style:name="T25" style:family="text">
      <style:text-properties officeooo:rsid="0024577d"/>
    </style:style>
    <style:style style:name="T26" style:family="text">
      <style:text-properties officeooo:rsid="002510b6"/>
    </style:style>
    <style:style style:name="T27" style:family="text">
      <style:text-properties officeooo:rsid="0026fbd9"/>
    </style:style>
    <style:style style:name="T28" style:family="text">
      <style:text-properties officeooo:rsid="00273370"/>
    </style:style>
    <style:style style:name="T29" style:family="text">
      <style:text-properties officeooo:rsid="00293904"/>
    </style:style>
    <style:style style:name="T30" style:family="text">
      <style:text-properties officeooo:rsid="002c5b65"/>
    </style:style>
    <style:style style:name="T31" style:family="text">
      <style:text-properties officeooo:rsid="002d528b"/>
    </style:style>
    <style:style style:name="T32" style:family="text">
      <style:text-properties officeooo:rsid="002da801"/>
    </style:style>
    <style:style style:name="T33" style:family="text">
      <style:text-properties officeooo:rsid="0031493b"/>
    </style:style>
    <style:style style:name="T34" style:family="text">
      <style:text-properties officeooo:rsid="00330863"/>
    </style:style>
    <style:style style:name="T35" style:family="text">
      <style:text-properties officeooo:rsid="00345814"/>
    </style:style>
    <style:style style:name="T36" style:family="text">
      <style:text-properties officeooo:rsid="003867ab"/>
    </style:style>
    <style:style style:name="T37" style:family="text">
      <style:text-properties officeooo:rsid="003da814"/>
    </style:style>
    <style:style style:name="T38" style:family="text">
      <style:text-properties officeooo:rsid="003de21d"/>
    </style:style>
    <style:style style:name="T39" style:family="text">
      <style:text-properties officeooo:rsid="003fa5c5"/>
    </style:style>
    <style:style style:name="T40" style:family="text">
      <style:text-properties officeooo:rsid="0040f5d6"/>
    </style:style>
    <style:style style:name="T41" style:family="text">
      <style:text-properties officeooo:rsid="0041e7c6"/>
    </style:style>
    <style:style style:name="T42" style:family="text">
      <style:text-properties officeooo:rsid="004374a7"/>
    </style:style>
    <style:style style:name="T43" style:family="text">
      <style:text-properties officeooo:rsid="00442b85"/>
    </style:style>
    <style:style style:name="T44" style:family="text">
      <style:text-properties officeooo:rsid="004615ab"/>
    </style:style>
    <style:style style:name="T45" style:family="text">
      <style:text-properties officeooo:rsid="004823fe"/>
    </style:style>
    <style:style style:name="T46" style:family="text">
      <style:text-properties officeooo:rsid="0049ea6e"/>
    </style:style>
    <style:style style:name="T47" style:family="text">
      <style:text-properties officeooo:rsid="004d1b1f"/>
    </style:style>
    <style:style style:name="T48" style:family="text">
      <style:text-properties officeooo:rsid="0052b42d"/>
    </style:style>
    <style:style style:name="T49" style:family="text">
      <style:text-properties officeooo:rsid="00536935"/>
    </style:style>
    <style:style style:name="T50" style:family="text">
      <style:text-properties officeooo:rsid="0053abe4"/>
    </style:style>
    <style:style style:name="T51" style:family="text">
      <style:text-properties officeooo:rsid="0055c2d5"/>
    </style:style>
    <style:style style:name="T52" style:family="text">
      <style:text-properties officeooo:rsid="00593aa8"/>
    </style:style>
    <style:style style:name="T53" style:family="text">
      <style:text-properties officeooo:rsid="005a2279"/>
    </style:style>
    <style:style style:name="T54" style:family="text">
      <style:text-properties officeooo:rsid="005bb31f"/>
    </style:style>
    <style:style style:name="T55" style:family="text">
      <style:text-properties officeooo:rsid="005e8b5a"/>
    </style:style>
    <style:style style:name="T56" style:family="text">
      <style:text-properties officeooo:rsid="005fb306"/>
    </style:style>
  </office:automatic-styles>
  <office:body>
    <office:text text:use-soft-page-breaks="true">
      <office:forms form:automatic-focus="false" form:apply-design-mode="false"/>
      <text:tracked-changes>
        <text:changed-region xml:id="ct155052096" text:id="ct155052096">
          <text:insertion>
            <office:change-info>
              <dc:creator>Armando Gaeta</dc:creator>
              <dc:date>2017-12-19T15:50:00</dc:date>
            </office:change-info>
          </text:insertion>
        </text:changed-region>
        <text:changed-region xml:id="ct155052216" text:id="ct155052216">
          <text:insertion>
            <office:change-info>
              <dc:creator>Armando Gaeta</dc:creator>
              <dc:date>2017-12-19T15:51:00</dc:date>
            </office:change-info>
          </text:insertion>
        </text:changed-region>
        <text:changed-region xml:id="ct281813040" text:id="ct281813040">
          <text:insertion>
            <office:change-info>
              <dc:creator>Armando Gaeta</dc:creator>
              <dc:date>2018-01-09T11:13:00</dc:date>
            </office:change-info>
          </text:insertion>
        </text:changed-region>
        <text:changed-region xml:id="ct281812920" text:id="ct281812920">
          <text:insertion>
            <office:change-info>
              <dc:creator>Armando Gaeta</dc:creator>
              <dc:date>2018-01-09T11:14:00</dc:date>
            </office:change-info>
          </text:insertion>
        </text:changed-region>
        <text:changed-region xml:id="ct281814120" text:id="ct281814120">
          <text:insertion>
            <office:change-info>
              <dc:creator>Armando Gaeta</dc:creator>
              <dc:date>2018-01-09T11:15:00</dc:date>
            </office:change-info>
          </text:insertion>
        </text:changed-region>
        <text:changed-region xml:id="ct155424464" text:id="ct155424464">
          <text:insertion>
            <office:change-info>
              <dc:creator>Armando Gaeta</dc:creator>
              <dc:date>2017-12-19T15:54:00</dc:date>
            </office:change-info>
          </text:insertion>
        </text:changed-region>
        <text:changed-region xml:id="ct155424584" text:id="ct155424584">
          <text:deletion>
            <office:change-info>
              <dc:creator>Armando Gaeta</dc:creator>
              <dc:date>2017-12-19T15:54:00</dc:date>
            </office:change-info>
            <text:p text:style-name="P1"><text:span text:style-name="T1">. </text:span>Fiaba di che popolo???</text:p>
          </text:deletion>
        </text:changed-region>
        <text:changed-region xml:id="ct155424704" text:id="ct155424704">
          <text:insertion>
            <office:change-info>
              <dc:creator>Armando Gaeta</dc:creator>
              <dc:date>2017-12-19T15:54:00</dc:date>
            </office:change-info>
          </text:insertion>
        </text:changed-region>
        <text:changed-region xml:id="ct155434472" text:id="ct155434472">
          <text:insertion>
            <office:change-info>
              <dc:creator>Armando Gaeta</dc:creator>
              <dc:date>2017-12-19T16:02:00</dc:date>
            </office:change-info>
          </text:insertion>
        </text:changed-region>
        <text:changed-region xml:id="ct155434592" text:id="ct155434592">
          <text:insertion>
            <office:change-info>
              <dc:creator>Armando Gaeta</dc:creator>
              <dc:date>2017-12-19T16:03:00</dc:date>
            </office:change-info>
          </text:insertion>
        </text:changed-region>
        <text:changed-region xml:id="ct155434712" text:id="ct155434712">
          <text:deletion>
            <office:change-info>
              <dc:creator>Armando Gaeta</dc:creator>
              <dc:date>2017-12-19T16:03:00</dc:date>
            </office:change-info>
            <text:p text:style-name="P2"><text:s/>e</text:p>
          </text:deletion>
        </text:changed-region>
        <text:changed-region xml:id="ct155434832" text:id="ct155434832">
          <text:insertion>
            <office:change-info>
              <dc:creator>Armando Gaeta</dc:creator>
              <dc:date>2017-12-19T16:03:00</dc:date>
            </office:change-info>
          </text:insertion>
        </text:changed-region>
        <text:changed-region xml:id="ct155439168" text:id="ct155439168">
          <text:insertion>
            <office:change-info>
              <dc:creator>Armando Gaeta</dc:creator>
              <dc:date>2017-12-19T16:12:00</dc:date>
            </office:change-info>
          </text:insertion>
        </text:changed-region>
        <text:changed-region xml:id="ct281810880" text:id="ct281810880">
          <text:insertion>
            <office:change-info>
              <dc:creator>Armando Gaeta</dc:creator>
              <dc:date>2018-01-09T11:10:00</dc:date>
            </office:change-info>
          </text:insertion>
        </text:changed-region>
        <text:changed-region xml:id="ct155048736" text:id="ct155048736">
          <text:insertion>
            <office:change-info>
              <dc:creator>Armando Gaeta</dc:creator>
              <dc:date>2017-12-19T15:45:00</dc:date>
            </office:change-info>
          </text:insertion>
        </text:changed-region>
        <text:changed-region xml:id="ct155051136" text:id="ct155051136">
          <text:deletion>
            <office:change-info>
              <dc:creator>Armando Gaeta</dc:creator>
              <dc:date>2017-12-19T15:45:00</dc:date>
            </office:change-info>
            <text:p text:style-name="P3">– Genova </text:p>
          </text:deletion>
        </text:changed-region>
        <text:changed-region xml:id="ct155050656" text:id="ct155050656">
          <text:insertion>
            <office:change-info>
              <dc:creator>Armando Gaeta</dc:creator>
              <dc:date>2017-12-19T15:45:00</dc:date>
            </office:change-info>
          </text:insertion>
        </text:changed-region>
        <text:changed-region xml:id="ct155050176" text:id="ct155050176">
          <text:deletion>
            <office:change-info>
              <dc:creator>Armando Gaeta</dc:creator>
              <dc:date>2017-12-19T15:45:00</dc:date>
            </office:change-info>
            <text:p text:style-name="P4">Dopotutto</text:p>
          </text:deletion>
        </text:changed-region>
        <text:changed-region xml:id="ct155049696" text:id="ct155049696">
          <text:insertion>
            <office:change-info>
              <dc:creator>Armando Gaeta</dc:creator>
              <dc:date>2017-12-19T15:45:00</dc:date>
            </office:change-info>
          </text:insertion>
        </text:changed-region>
        <text:changed-region xml:id="ct155049216" text:id="ct155049216">
          <text:deletion>
            <office:change-info>
              <dc:creator>Armando Gaeta</dc:creator>
              <dc:date>2017-12-19T15:45:00</dc:date>
            </office:change-info>
            <text:p text:style-name="P4">,</text:p>
          </text:deletion>
        </text:changed-region>
        <text:changed-region xml:id="ct155049456" text:id="ct155049456">
          <text:deletion>
            <office:change-info>
              <dc:creator>Armando Gaeta</dc:creator>
              <dc:date>2017-12-19T15:45:00</dc:date>
            </office:change-info>
            <text:p text:style-name="P4">, </text:p>
          </text:deletion>
        </text:changed-region>
        <text:changed-region xml:id="ct155049936" text:id="ct155049936">
          <text:insertion>
            <office:change-info>
              <dc:creator>Armando Gaeta</dc:creator>
              <dc:date>2017-12-19T15:45:00</dc:date>
            </office:change-info>
          </text:insertion>
        </text:changed-region>
        <text:changed-region xml:id="ct155050416" text:id="ct155050416">
          <text:deletion>
            <office:change-info>
              <dc:creator>Armando Gaeta</dc:creator>
              <dc:date>2017-12-19T15:46:00</dc:date>
            </office:change-info>
            <text:p text:style-name="P4">,</text:p>
          </text:deletion>
        </text:changed-region>
        <text:changed-region xml:id="ct155050896" text:id="ct155050896">
          <text:insertion>
            <office:change-info>
              <dc:creator>Armando Gaeta</dc:creator>
              <dc:date>2017-12-19T15:46:00</dc:date>
            </office:change-info>
          </text:insertion>
        </text:changed-region>
        <text:changed-region xml:id="ct155051376" text:id="ct155051376">
          <text:deletion>
            <office:change-info>
              <dc:creator>Armando Gaeta</dc:creator>
              <dc:date>2017-12-19T15:46:00</dc:date>
            </office:change-info>
            <text:p text:style-name="P4">gli schiavi</text:p>
          </text:deletion>
        </text:changed-region>
        <text:changed-region xml:id="ct155051616" text:id="ct155051616">
          <text:insertion>
            <office:change-info>
              <dc:creator>Armando Gaeta</dc:creator>
              <dc:date>2017-12-19T15:46:00</dc:date>
            </office:change-info>
          </text:insertion>
        </text:changed-region>
        <text:changed-region xml:id="ct155051736" text:id="ct155051736">
          <text:deletion>
            <office:change-info>
              <dc:creator>Armando Gaeta</dc:creator>
              <dc:date>2017-12-19T15:46:00</dc:date>
            </office:change-info>
            <text:p text:style-name="P5">a</text:p>
          </text:deletion>
        </text:changed-region>
        <text:changed-region xml:id="ct155051856" text:id="ct155051856">
          <text:insertion>
            <office:change-info>
              <dc:creator>Armando Gaeta</dc:creator>
              <dc:date>2017-12-19T15:46:00</dc:date>
            </office:change-info>
          </text:insertion>
        </text:changed-region>
        <text:changed-region xml:id="ct155051976" text:id="ct155051976">
          <text:deletion>
            <office:change-info>
              <dc:creator>Armando Gaeta</dc:creator>
              <dc:date>2017-12-19T15:46:00</dc:date>
            </office:change-info>
            <text:p text:style-name="P5">suo </text:p>
          </text:deletion>
        </text:changed-region>
        <text:changed-region xml:id="ct281809680" text:id="ct281809680">
          <text:deletion>
            <office:change-info>
              <dc:creator>Armando Gaeta</dc:creator>
              <dc:date>2018-01-09T10:58:00</dc:date>
            </office:change-info>
            <text:p text:style-name="P5"/>
            <text:p text:style-name="P6">Rispondo alla sua domanda, un po' titubante, come se mi avesse posto una domanda intima.</text:p>
          </text:deletion>
        </text:changed-region>
        <text:changed-region xml:id="ct281810040" text:id="ct281810040">
          <text:deletion>
            <office:change-info>
              <dc:creator>Armando Gaeta</dc:creator>
              <dc:date>2018-01-09T10:58:00</dc:date>
            </office:change-info>
            <text:p text:style-name="P7">.</text:p>
          </text:deletion>
        </text:changed-region>
        <text:changed-region xml:id="ct281809320" text:id="ct281809320">
          <text:insertion>
            <office:change-info>
              <dc:creator>Armando Gaeta</dc:creator>
              <dc:date>2018-01-09T10:59:00</dc:date>
            </office:change-info>
          </text:insertion>
        </text:changed-region>
        <text:changed-region xml:id="ct155052336" text:id="ct155052336">
          <text:deletion>
            <office:change-info>
              <dc:creator>Armando Gaeta</dc:creator>
              <dc:date>2017-12-19T15:47:00</dc:date>
            </office:change-info>
            <text:p text:style-name="P8">r</text:p>
          </text:deletion>
        </text:changed-region>
        <text:changed-region xml:id="ct155052456" text:id="ct155052456">
          <text:insertion>
            <office:change-info>
              <dc:creator>Armando Gaeta</dc:creator>
              <dc:date>2017-12-19T15:47:00</dc:date>
            </office:change-info>
          </text:insertion>
        </text:changed-region>
        <text:changed-region xml:id="ct155052576" text:id="ct155052576">
          <text:deletion>
            <office:change-info>
              <dc:creator>Armando Gaeta</dc:creator>
              <dc:date>2017-12-19T15:48:00</dc:date>
            </office:change-info>
            <text:p text:style-name="P9">e</text:p>
          </text:deletion>
        </text:changed-region>
        <text:changed-region xml:id="ct155422064" text:id="ct155422064">
          <text:insertion>
            <office:change-info>
              <dc:creator>Armando Gaeta</dc:creator>
              <dc:date>2017-12-19T15:48:00</dc:date>
            </office:change-info>
          </text:insertion>
        </text:changed-region>
        <text:changed-region xml:id="ct155422184" text:id="ct155422184">
          <text:deletion>
            <office:change-info>
              <dc:creator>Armando Gaeta</dc:creator>
              <dc:date>2017-12-19T15:49:00</dc:date>
            </office:change-info>
            <text:p text:style-name="P9"><text:s/>del dottore</text:p>
          </text:deletion>
        </text:changed-region>
        <text:changed-region xml:id="ct155422304" text:id="ct155422304">
          <text:insertion>
            <office:change-info>
              <dc:creator>Armando Gaeta</dc:creator>
              <dc:date>2017-12-19T15:49:00</dc:date>
            </office:change-info>
          </text:insertion>
        </text:changed-region>
        <text:changed-region xml:id="ct155422424" text:id="ct155422424">
          <text:deletion>
            <office:change-info>
              <dc:creator>Armando Gaeta</dc:creator>
              <dc:date>2017-12-19T15:49:00</dc:date>
            </office:change-info>
            <text:p text:style-name="P8">ah</text:p>
          </text:deletion>
        </text:changed-region>
        <text:changed-region xml:id="ct155422544" text:id="ct155422544">
          <text:insertion>
            <office:change-info>
              <dc:creator>Armando Gaeta</dc:creator>
              <dc:date>2017-12-19T15:49:00</dc:date>
            </office:change-info>
          </text:insertion>
        </text:changed-region>
        <text:changed-region xml:id="ct155422664" text:id="ct155422664">
          <text:deletion>
            <office:change-info>
              <dc:creator>Armando Gaeta</dc:creator>
              <dc:date>2017-12-19T15:49:00</dc:date>
            </office:change-info>
            <text:p text:style-name="P8"><text:s/>dove il dottor Merini</text:p>
          </text:deletion>
        </text:changed-region>
        <text:changed-region xml:id="ct155422784" text:id="ct155422784">
          <text:insertion>
            <office:change-info>
              <dc:creator>Armando Gaeta</dc:creator>
              <dc:date>2017-12-19T15:49:00</dc:date>
            </office:change-info>
          </text:insertion>
        </text:changed-region>
        <text:changed-region xml:id="ct155422904" text:id="ct155422904">
          <text:deletion>
            <office:change-info>
              <dc:creator>Armando Gaeta</dc:creator>
              <dc:date>2017-12-19T15:48:00</dc:date>
            </office:change-info>
            <text:p text:style-name="P8"><text:s/>ha messo per iscritto alcune informazioni che a suo dire potrebbero tornarci utili per identificare la tribù o il clan di provenienza della schiava</text:p>
          </text:deletion>
        </text:changed-region>
        <text:changed-region xml:id="ct281809080" text:id="ct281809080">
          <text:deletion>
            <office:change-info>
              <dc:creator>Armando Gaeta</dc:creator>
              <dc:date>2018-01-09T11:10:00</dc:date>
            </office:change-info>
            <text:p text:style-name="P8"><text:span text:style-name="T2">[</text:span></text:p>
          </text:deletion>
        </text:changed-region>
        <text:changed-region xml:id="ct281811240" text:id="ct281811240">
          <text:deletion>
            <office:change-info>
              <dc:creator>Armando Gaeta</dc:creator>
              <dc:date>2018-01-09T11:10:00</dc:date>
            </office:change-info>
            <text:p text:style-name="P8"><text:span text:style-name="T2">]</text:span></text:p>
          </text:deletion>
        </text:changed-region>
        <text:changed-region xml:id="ct281809200" text:id="ct281809200">
          <text:deletion>
            <office:change-info>
              <dc:creator>Armando Gaeta</dc:creator>
              <dc:date>2018-01-09T11:10:00</dc:date>
            </office:change-info>
            <text:p text:style-name="P8"><text:span text:style-name="T2">[</text:span></text:p>
          </text:deletion>
        </text:changed-region>
        <text:changed-region xml:id="ct281082968" text:id="ct281082968">
          <text:insertion>
            <office:change-info>
              <dc:creator>Armando Gaeta</dc:creator>
              <dc:date>2018-01-09T11:31:00</dc:date>
            </office:change-info>
          </text:insertion>
        </text:changed-region>
        <text:changed-region xml:id="ct281082848" text:id="ct281082848">
          <text:insertion>
            <office:change-info>
              <dc:creator>Armando Gaeta</dc:creator>
              <dc:date>2018-01-09T11:31:00</dc:date>
            </office:change-info>
          </text:insertion>
        </text:changed-region>
        <text:changed-region xml:id="ct281814360" text:id="ct281814360">
          <text:deletion>
            <office:change-info>
              <dc:creator>Armando Gaeta</dc:creator>
              <dc:date>2018-01-09T11:31:00</dc:date>
            </office:change-info>
            <text:p text:style-name="P8"><text:span text:style-name="T2">e</text:span></text:p>
          </text:deletion>
        </text:changed-region>
        <text:changed-region xml:id="ct281811120" text:id="ct281811120">
          <text:deletion>
            <office:change-info>
              <dc:creator>Armando Gaeta</dc:creator>
              <dc:date>2018-01-09T11:10:00</dc:date>
            </office:change-info>
            <text:p text:style-name="P8"><text:span text:style-name="T2">]</text:span></text:p>
          </text:deletion>
        </text:changed-region>
        <text:changed-region xml:id="ct281811360" text:id="ct281811360">
          <text:insertion>
            <office:change-info>
              <dc:creator>Armando Gaeta</dc:creator>
              <dc:date>2018-01-09T11:10:00</dc:date>
            </office:change-info>
          </text:insertion>
        </text:changed-region>
        <text:changed-region xml:id="ct281812440" text:id="ct281812440">
          <text:insertion>
            <office:change-info>
              <dc:creator>Armando Gaeta</dc:creator>
              <dc:date>2018-01-09T11:11:00</dc:date>
            </office:change-info>
          </text:insertion>
        </text:changed-region>
        <text:changed-region xml:id="ct155423024" text:id="ct155423024">
          <text:insertion>
            <office:change-info>
              <dc:creator>Armando Gaeta</dc:creator>
              <dc:date>2017-12-19T15:50:00</dc:date>
            </office:change-info>
          </text:insertion>
        </text:changed-region>
        <text:changed-region xml:id="ct155421944" text:id="ct155421944">
          <text:deletion>
            <office:change-info>
              <dc:creator>Armando Gaeta</dc:creator>
              <dc:date>2017-12-19T16:14:00</dc:date>
            </office:change-info>
            <text:p text:style-name="P10"/>
            <text:p text:style-name="P10"/>
          </text:deletion>
        </text:changed-region>
        <text:changed-region xml:id="ct155423144" text:id="ct155423144">
          <text:deletion>
            <office:change-info>
              <dc:creator>Armando Gaeta</dc:creator>
              <dc:date>2017-12-19T15:50:00</dc:date>
            </office:change-info>
            <text:p text:style-name="P11">in un misto tra l'incredulo e l'</text:p>
          </text:deletion>
        </text:changed-region>
        <text:changed-region xml:id="ct155423264" text:id="ct155423264">
          <text:insertion>
            <office:change-info>
              <dc:creator>Armando Gaeta</dc:creator>
              <dc:date>2017-12-19T15:50:00</dc:date>
            </office:change-info>
          </text:insertion>
        </text:changed-region>
        <text:changed-region xml:id="ct155423384" text:id="ct155423384">
          <text:deletion>
            <office:change-info>
              <dc:creator>Armando Gaeta</dc:creator>
              <dc:date>2017-12-19T15:50:00</dc:date>
            </office:change-info>
            <text:p text:style-name="P11">o</text:p>
          </text:deletion>
        </text:changed-region>
        <text:changed-region xml:id="ct155423504" text:id="ct155423504">
          <text:insertion>
            <office:change-info>
              <dc:creator>Armando Gaeta</dc:creator>
              <dc:date>2017-12-19T15:50:00</dc:date>
            </office:change-info>
          </text:insertion>
        </text:changed-region>
        <text:changed-region xml:id="ct155423624" text:id="ct155423624">
          <text:insertion>
            <office:change-info>
              <dc:creator>Armando Gaeta</dc:creator>
              <dc:date>2017-12-19T15:50:00</dc:date>
            </office:change-info>
          </text:insertion>
        </text:changed-region>
        <text:changed-region xml:id="ct281812200" text:id="ct281812200">
          <text:insertion>
            <office:change-info>
              <dc:creator>Armando Gaeta</dc:creator>
              <dc:date>2018-01-09T11:11:00</dc:date>
            </office:change-info>
          </text:insertion>
        </text:changed-region>
        <text:changed-region xml:id="ct281812080" text:id="ct281812080">
          <text:insertion>
            <office:change-info>
              <dc:creator>Armando Gaeta</dc:creator>
              <dc:date>2018-01-09T11:12:00</dc:date>
            </office:change-info>
          </text:insertion>
        </text:changed-region>
        <text:changed-region xml:id="ct281811840" text:id="ct281811840">
          <text:deletion>
            <office:change-info>
              <dc:creator>Armando Gaeta</dc:creator>
              <dc:date>2018-01-09T11:12:00</dc:date>
            </office:change-info>
            <text:p text:style-name="P12">dei </text:p>
          </text:deletion>
        </text:changed-region>
        <text:changed-region xml:id="ct281809800" text:id="ct281809800">
          <text:insertion>
            <office:change-info>
              <dc:creator>Armando Gaeta</dc:creator>
              <dc:date>2018-01-09T11:12:00</dc:date>
            </office:change-info>
          </text:insertion>
        </text:changed-region>
        <text:changed-region xml:id="ct281812320" text:id="ct281812320">
          <text:deletion>
            <office:change-info>
              <dc:creator>Armando Gaeta</dc:creator>
              <dc:date>2018-01-09T11:12:00</dc:date>
            </office:change-info>
            <text:p text:style-name="P12">. N</text:p>
          </text:deletion>
        </text:changed-region>
        <text:changed-region xml:id="ct281811960" text:id="ct281811960">
          <text:insertion>
            <office:change-info>
              <dc:creator>Armando Gaeta</dc:creator>
              <dc:date>2018-01-09T11:12:00</dc:date>
            </office:change-info>
          </text:insertion>
        </text:changed-region>
        <text:changed-region xml:id="ct155423744" text:id="ct155423744">
          <text:deletion>
            <office:change-info>
              <dc:creator>Armando Gaeta</dc:creator>
              <dc:date>2017-12-19T15:52:00</dc:date>
            </office:change-info>
            <text:p text:style-name="P12">[…]</text:p>
          </text:deletion>
        </text:changed-region>
        <text:changed-region xml:id="ct155423864" text:id="ct155423864">
          <text:insertion>
            <office:change-info>
              <dc:creator>Armando Gaeta</dc:creator>
              <dc:date>2017-12-19T15:52:00</dc:date>
            </office:change-info>
          </text:insertion>
        </text:changed-region>
        <text:changed-region xml:id="ct281074928" text:id="ct281074928">
          <text:insertion>
            <office:change-info>
              <dc:creator>Armando Gaeta</dc:creator>
              <dc:date>2018-01-09T11:36:00</dc:date>
            </office:change-info>
          </text:insertion>
        </text:changed-region>
        <text:changed-region xml:id="ct281816160" text:id="ct281816160">
          <text:insertion>
            <office:change-info>
              <dc:creator>Armando Gaeta</dc:creator>
              <dc:date>2018-01-09T11:37:00</dc:date>
            </office:change-info>
          </text:insertion>
        </text:changed-region>
        <text:changed-region xml:id="ct281816280" text:id="ct281816280">
          <text:deletion>
            <office:change-info>
              <dc:creator>Armando Gaeta</dc:creator>
              <dc:date>2018-01-09T11:37:00</dc:date>
            </office:change-info>
            <text:p text:style-name="P13">confrontarmi con argomenti e sfide sempre diverse. </text:p>
          </text:deletion>
        </text:changed-region>
        <text:changed-region xml:id="ct281815800" text:id="ct281815800">
          <text:insertion>
            <office:change-info>
              <dc:creator>Armando Gaeta</dc:creator>
              <dc:date>2018-01-09T11:37:00</dc:date>
            </office:change-info>
          </text:insertion>
        </text:changed-region>
        <text:changed-region xml:id="ct281813880" text:id="ct281813880">
          <text:deletion>
            <office:change-info>
              <dc:creator>Armando Gaeta</dc:creator>
              <dc:date>2018-01-09T11:38:00</dc:date>
            </office:change-info>
            <text:p text:style-name="P13"><text:span text:style-name="T3">E</text:span></text:p>
          </text:deletion>
        </text:changed-region>
        <text:changed-region xml:id="ct281815680" text:id="ct281815680">
          <text:insertion>
            <office:change-info>
              <dc:creator>Armando Gaeta</dc:creator>
              <dc:date>2018-01-09T11:38:00</dc:date>
            </office:change-info>
          </text:insertion>
        </text:changed-region>
        <text:changed-region xml:id="ct155423984" text:id="ct155423984">
          <text:deletion>
            <office:change-info>
              <dc:creator>Armando Gaeta</dc:creator>
              <dc:date>2017-12-19T15:53:00</dc:date>
            </office:change-info>
            <text:p text:style-name="P14">[ipnotici]</text:p>
          </text:deletion>
        </text:changed-region>
        <text:changed-region xml:id="ct155424104" text:id="ct155424104">
          <text:insertion>
            <office:change-info>
              <dc:creator>Armando Gaeta</dc:creator>
              <dc:date>2017-12-19T15:53:00</dc:date>
            </office:change-info>
          </text:insertion>
        </text:changed-region>
        <text:changed-region xml:id="ct155424344" text:id="ct155424344">
          <text:insertion>
            <office:change-info>
              <dc:creator>Armando Gaeta</dc:creator>
              <dc:date>2017-12-19T15:53:00</dc:date>
            </office:change-info>
          </text:insertion>
        </text:changed-region>
        <text:changed-region xml:id="ct155424824" text:id="ct155424824">
          <text:insertion>
            <office:change-info>
              <dc:creator>Armando Gaeta</dc:creator>
              <dc:date>2017-12-19T16:14:00</dc:date>
            </office:change-info>
          </text:insertion>
        </text:changed-region>
        <text:changed-region xml:id="ct281811720" text:id="ct281811720">
          <text:insertion>
            <office:change-info>
              <dc:creator>Armando Gaeta</dc:creator>
              <dc:date>2018-01-09T11:13:00</dc:date>
            </office:change-info>
          </text:insertion>
        </text:changed-region>
        <text:changed-region xml:id="ct281811600" text:id="ct281811600">
          <text:insertion>
            <office:change-info>
              <dc:creator>Armando Gaeta</dc:creator>
              <dc:date>2018-01-09T11:13:00</dc:date>
            </office:change-info>
          </text:insertion>
        </text:changed-region>
        <text:changed-region xml:id="ct281811480" text:id="ct281811480">
          <text:deletion>
            <office:change-info>
              <dc:creator>Armando Gaeta</dc:creator>
              <dc:date>2018-01-09T11:13:00</dc:date>
            </office:change-info>
            <text:p text:style-name="P15">, il posto è vicino non avrebbe senso chiamare una carrozza. La chiamerò una volta arrivati per riportare a casa la dottoressa.</text:p>
          </text:deletion>
        </text:changed-region>
        <text:changed-region xml:id="ct281811000" text:id="ct281811000">
          <text:insertion>
            <office:change-info>
              <dc:creator>Armando Gaeta</dc:creator>
              <dc:date>2018-01-09T11:13:00</dc:date>
            </office:change-info>
          </text:insertion>
        </text:changed-region>
        <text:changed-region xml:id="ct155424944" text:id="ct155424944">
          <text:deletion>
            <office:change-info>
              <dc:creator>Armando Gaeta</dc:creator>
              <dc:date>2017-12-19T15:57:00</dc:date>
            </office:change-info>
            <text:p text:style-name="P16"><text:span text:style-name="T4">, in Spagna</text:span></text:p>
          </text:deletion>
        </text:changed-region>
        <text:changed-region xml:id="ct155425064" text:id="ct155425064">
          <text:insertion>
            <office:change-info>
              <dc:creator>Armando Gaeta</dc:creator>
              <dc:date>2017-12-19T15:57:00</dc:date>
            </office:change-info>
          </text:insertion>
        </text:changed-region>
        <text:changed-region xml:id="ct155425184" text:id="ct155425184">
          <text:insertion>
            <office:change-info>
              <dc:creator>Armando Gaeta</dc:creator>
              <dc:date>2017-12-19T15:57:00</dc:date>
            </office:change-info>
          </text:insertion>
        </text:changed-region>
        <text:changed-region xml:id="ct155425304" text:id="ct155425304">
          <text:insertion>
            <office:change-info>
              <dc:creator>Armando Gaeta</dc:creator>
              <dc:date>2017-12-19T15:57:00</dc:date>
            </office:change-info>
          </text:insertion>
        </text:changed-region>
        <text:changed-region xml:id="ct155425424" text:id="ct155425424">
          <text:deletion>
            <office:change-info>
              <dc:creator>Armando Gaeta</dc:creator>
              <dc:date>2017-12-19T15:57:00</dc:date>
            </office:change-info>
            <text:p text:style-name="P17">a</text:p>
          </text:deletion>
        </text:changed-region>
        <text:changed-region xml:id="ct155425544" text:id="ct155425544">
          <text:insertion>
            <office:change-info>
              <dc:creator>Armando Gaeta</dc:creator>
              <dc:date>2017-12-19T15:57:00</dc:date>
            </office:change-info>
          </text:insertion>
        </text:changed-region>
        <text:changed-region xml:id="ct155425664" text:id="ct155425664">
          <text:deletion>
            <office:change-info>
              <dc:creator>Armando Gaeta</dc:creator>
              <dc:date>2017-12-19T15:57:00</dc:date>
            </office:change-info>
            <text:p text:style-name="P17"><text:s/>– Sono figlia di mercanti, ormai caduti in rovina, per giunta.</text:p>
          </text:deletion>
        </text:changed-region>
        <text:changed-region xml:id="ct281813760" text:id="ct281813760">
          <text:insertion>
            <office:change-info>
              <dc:creator>Armando Gaeta</dc:creator>
              <dc:date>2018-01-09T11:16:00</dc:date>
            </office:change-info>
          </text:insertion>
        </text:changed-region>
        <text:changed-region xml:id="ct281809920" text:id="ct281809920">
          <text:deletion>
            <office:change-info>
              <dc:creator>Armando Gaeta</dc:creator>
              <dc:date>2018-01-09T11:16:00</dc:date>
            </office:change-info>
            <text:p text:style-name="P17"/>
            <text:p text:style-name="P17">I</text:p>
          </text:deletion>
        </text:changed-region>
        <text:changed-region xml:id="ct281814000" text:id="ct281814000">
          <text:insertion>
            <office:change-info>
              <dc:creator>Armando Gaeta</dc:creator>
              <dc:date>2018-01-09T11:16:00</dc:date>
            </office:change-info>
          </text:insertion>
        </text:changed-region>
        <text:changed-region xml:id="ct281813640" text:id="ct281813640">
          <text:deletion>
            <office:change-info>
              <dc:creator>Armando Gaeta</dc:creator>
              <dc:date>2018-01-09T11:16:00</dc:date>
            </office:change-info>
            <text:p text:style-name="P17"><text:s/>Luini</text:p>
          </text:deletion>
        </text:changed-region>
        <text:changed-region xml:id="ct281813280" text:id="ct281813280">
          <text:insertion>
            <office:change-info>
              <dc:creator>Armando Gaeta</dc:creator>
              <dc:date>2018-01-09T11:16:00</dc:date>
            </office:change-info>
          </text:insertion>
        </text:changed-region>
        <text:changed-region xml:id="ct281813160" text:id="ct281813160">
          <text:insertion>
            <office:change-info>
              <dc:creator>Armando Gaeta</dc:creator>
              <dc:date>2018-01-09T11:16:00</dc:date>
            </office:change-info>
          </text:insertion>
        </text:changed-region>
        <text:changed-region xml:id="ct281808960" text:id="ct281808960">
          <text:deletion>
            <office:change-info>
              <dc:creator>Armando Gaeta</dc:creator>
              <dc:date>2018-01-09T11:16:00</dc:date>
            </office:change-info>
            <text:p text:style-name="P17">.</text:p>
          </text:deletion>
        </text:changed-region>
        <text:changed-region xml:id="ct281814240" text:id="ct281814240">
          <text:insertion>
            <office:change-info>
              <dc:creator>Armando Gaeta</dc:creator>
              <dc:date>2018-01-09T11:16:00</dc:date>
            </office:change-info>
          </text:insertion>
        </text:changed-region>
        <text:changed-region xml:id="ct155425784" text:id="ct155425784">
          <text:insertion>
            <office:change-info>
              <dc:creator>Armando Gaeta</dc:creator>
              <dc:date>2017-12-19T15:58:00</dc:date>
            </office:change-info>
          </text:insertion>
        </text:changed-region>
        <text:changed-region xml:id="ct155434232" text:id="ct155434232">
          <text:deletion>
            <office:change-info>
              <dc:creator>Armando Gaeta</dc:creator>
              <dc:date>2017-12-19T15:58:00</dc:date>
            </office:change-info>
            <text:p text:style-name="P18"><text:span text:style-name="T5"><text:s/></text:span></text:p>
          </text:deletion>
        </text:changed-region>
        <text:changed-region xml:id="ct155434352" text:id="ct155434352">
          <text:insertion>
            <office:change-info>
              <dc:creator>Armando Gaeta</dc:creator>
              <dc:date>2017-12-19T15:58:00</dc:date>
            </office:change-info>
          </text:insertion>
        </text:changed-region>
        <text:changed-region xml:id="ct155434952" text:id="ct155434952">
          <text:insertion>
            <office:change-info>
              <dc:creator>Armando Gaeta</dc:creator>
              <dc:date>2017-12-19T15:58:00</dc:date>
            </office:change-info>
          </text:insertion>
        </text:changed-region>
        <text:changed-region xml:id="ct155435072" text:id="ct155435072">
          <text:deletion>
            <office:change-info>
              <dc:creator>Armando Gaeta</dc:creator>
              <dc:date>2017-12-19T15:59:00</dc:date>
            </office:change-info>
            <text:p text:style-name="P18"><text:span text:style-name="T5">li invitò a casa sua</text:span></text:p>
          </text:deletion>
        </text:changed-region>
        <text:changed-region xml:id="ct155435192" text:id="ct155435192">
          <text:insertion>
            <office:change-info>
              <dc:creator>Armando Gaeta</dc:creator>
              <dc:date>2017-12-19T15:59:00</dc:date>
            </office:change-info>
          </text:insertion>
        </text:changed-region>
        <text:changed-region xml:id="ct155435312" text:id="ct155435312">
          <text:insertion>
            <office:change-info>
              <dc:creator>Armando Gaeta</dc:creator>
              <dc:date>2017-12-19T16:00:00</dc:date>
            </office:change-info>
          </text:insertion>
        </text:changed-region>
        <text:changed-region xml:id="ct155435432" text:id="ct155435432">
          <text:deletion>
            <office:change-info>
              <dc:creator>Armando Gaeta</dc:creator>
              <dc:date>2017-12-19T16:00:00</dc:date>
            </office:change-info>
            <text:p text:style-name="P18"><text:span text:style-name="T5">Gli invitati restarono così stupiti della quantità d'oro che il cacicco offrì loro, che subito si avvinghiarono su quel metallo come cani famelici. </text:span></text:p>
          </text:deletion>
        </text:changed-region>
        <text:changed-region xml:id="ct155435552" text:id="ct155435552">
          <text:deletion>
            <office:change-info>
              <dc:creator>Armando Gaeta</dc:creator>
              <dc:date>2017-12-19T16:00:00</dc:date>
            </office:change-info>
            <text:p text:style-name="P18"><text:span text:style-name="T5">sorpresi</text:span></text:p>
          </text:deletion>
        </text:changed-region>
        <text:changed-region xml:id="ct155435672" text:id="ct155435672">
          <text:insertion>
            <office:change-info>
              <dc:creator>Armando Gaeta</dc:creator>
              <dc:date>2017-12-19T16:00:00</dc:date>
            </office:change-info>
          </text:insertion>
        </text:changed-region>
        <text:changed-region xml:id="ct155435792" text:id="ct155435792">
          <text:deletion>
            <office:change-info>
              <dc:creator>Armando Gaeta</dc:creator>
              <dc:date>2017-12-19T16:01:00</dc:date>
            </office:change-info>
            <text:p text:style-name="P18"><text:span text:style-name="T5">Soprattutto perché, raccontò loro il cacicco,</text:span></text:p>
          </text:deletion>
        </text:changed-region>
        <text:changed-region xml:id="ct155435912" text:id="ct155435912">
          <text:insertion>
            <office:change-info>
              <dc:creator>Armando Gaeta</dc:creator>
              <dc:date>2017-12-19T16:01:00</dc:date>
            </office:change-info>
          </text:insertion>
        </text:changed-region>
        <text:changed-region xml:id="ct155436032" text:id="ct155436032">
          <text:insertion>
            <office:change-info>
              <dc:creator>Armando Gaeta</dc:creator>
              <dc:date>2017-12-19T16:01:00</dc:date>
            </office:change-info>
          </text:insertion>
        </text:changed-region>
        <text:changed-region xml:id="ct155436152" text:id="ct155436152">
          <text:deletion>
            <office:change-info>
              <dc:creator>Armando Gaeta</dc:creator>
              <dc:date>2017-12-19T16:01:00</dc:date>
            </office:change-info>
            <text:p text:style-name="P18"><text:span text:style-name="T5">oro</text:span></text:p>
          </text:deletion>
        </text:changed-region>
        <text:changed-region xml:id="ct155436272" text:id="ct155436272">
          <text:insertion>
            <office:change-info>
              <dc:creator>Armando Gaeta</dc:creator>
              <dc:date>2017-12-19T16:01:00</dc:date>
            </office:change-info>
          </text:insertion>
        </text:changed-region>
        <text:changed-region xml:id="ct155436392" text:id="ct155436392">
          <text:insertion>
            <office:change-info>
              <dc:creator>Armando Gaeta</dc:creator>
              <dc:date>2017-12-19T16:01:00</dc:date>
            </office:change-info>
          </text:insertion>
        </text:changed-region>
        <text:changed-region xml:id="ct155436512" text:id="ct155436512">
          <text:insertion>
            <office:change-info>
              <dc:creator>Armando Gaeta</dc:creator>
              <dc:date>2017-12-19T16:01:00</dc:date>
            </office:change-info>
          </text:insertion>
        </text:changed-region>
        <text:changed-region xml:id="ct155436632" text:id="ct155436632">
          <text:deletion>
            <office:change-info>
              <dc:creator>Armando Gaeta</dc:creator>
              <dc:date>2017-12-19T16:01:00</dc:date>
            </office:change-info>
            <text:p text:style-name="P19">seguito</text:p>
          </text:deletion>
        </text:changed-region>
        <text:changed-region xml:id="ct155436752" text:id="ct155436752">
          <text:insertion>
            <office:change-info>
              <dc:creator>Armando Gaeta</dc:creator>
              <dc:date>2017-12-19T16:01:00</dc:date>
            </office:change-info>
          </text:insertion>
        </text:changed-region>
        <text:changed-region xml:id="ct155436872" text:id="ct155436872">
          <text:deletion>
            <office:change-info>
              <dc:creator>Armando Gaeta</dc:creator>
              <dc:date>2017-12-19T16:02:00</dc:date>
            </office:change-info>
            <text:p text:style-name="P19"/>
            <text:p text:style-name="P19"/>
            <text:p text:style-name="P20">→<text:span text:style-name="T5"> beh da integrare e correggere con quanto scritto sul libro!!</text:span></text:p>
            <text:p text:style-name="P19"/>
          </text:deletion>
        </text:changed-region>
        <text:changed-region xml:id="ct281808720" text:id="ct281808720">
          <text:deletion>
            <office:change-info>
              <dc:creator>Armando Gaeta</dc:creator>
              <dc:date>2018-01-09T11:43:00</dc:date>
            </office:change-info>
            <text:p text:style-name="P21">attraversato foreste, scalato montagne</text:p>
          </text:deletion>
        </text:changed-region>
        <text:changed-region xml:id="ct281812680" text:id="ct281812680">
          <text:insertion>
            <office:change-info>
              <dc:creator>Armando Gaeta</dc:creator>
              <dc:date>2018-01-09T11:43:00</dc:date>
            </office:change-info>
          </text:insertion>
        </text:changed-region>
        <text:changed-region xml:id="ct281815560" text:id="ct281815560">
          <text:insertion>
            <office:change-info>
              <dc:creator>Armando Gaeta</dc:creator>
              <dc:date>2018-01-09T11:44:00</dc:date>
            </office:change-info>
          </text:insertion>
        </text:changed-region>
        <text:changed-region xml:id="ct281808600" text:id="ct281808600">
          <text:insertion>
            <office:change-info>
              <dc:creator>Armando Gaeta</dc:creator>
              <dc:date>2018-01-09T11:45:00</dc:date>
            </office:change-info>
          </text:insertion>
        </text:changed-region>
        <text:changed-region xml:id="ct281816040" text:id="ct281816040">
          <text:insertion>
            <office:change-info>
              <dc:creator>Armando Gaeta</dc:creator>
              <dc:date>2018-01-09T11:45:00</dc:date>
            </office:change-info>
          </text:insertion>
        </text:changed-region>
        <text:changed-region xml:id="ct158711976" text:id="ct158711976">
          <text:deletion>
            <office:change-info>
              <dc:creator>Armando Gaeta</dc:creator>
              <dc:date>2018-01-09T11:45:00</dc:date>
            </office:change-info>
            <text:p text:style-name="P21"><text:s/>E</text:p>
          </text:deletion>
        </text:changed-region>
        <text:changed-region xml:id="ct155424224" text:id="ct155424224">
          <text:deletion>
            <office:change-info>
              <dc:creator>Armando Gaeta</dc:creator>
              <dc:date>2017-12-19T16:03:00</dc:date>
            </office:change-info>
            <text:p text:style-name="P21">salgono su al cielo</text:p>
          </text:deletion>
        </text:changed-region>
        <text:changed-region xml:id="ct155436992" text:id="ct155436992">
          <text:insertion>
            <office:change-info>
              <dc:creator>Armando Gaeta</dc:creator>
              <dc:date>2017-12-19T16:03:00</dc:date>
            </office:change-info>
          </text:insertion>
        </text:changed-region>
        <text:changed-region xml:id="ct155437112" text:id="ct155437112">
          <text:deletion>
            <office:change-info>
              <dc:creator>Armando Gaeta</dc:creator>
              <dc:date>2017-12-19T16:04:00</dc:date>
            </office:change-info>
            <text:p text:style-name="P21"><text:span text:style-name="T5">poi si abbassano</text:span></text:p>
          </text:deletion>
        </text:changed-region>
        <text:changed-region xml:id="ct155437232" text:id="ct155437232">
          <text:insertion>
            <office:change-info>
              <dc:creator>Armando Gaeta</dc:creator>
              <dc:date>2017-12-19T16:04:00</dc:date>
            </office:change-info>
          </text:insertion>
        </text:changed-region>
        <text:changed-region xml:id="ct155437352" text:id="ct155437352">
          <text:deletion>
            <office:change-info>
              <dc:creator>Armando Gaeta</dc:creator>
              <dc:date>2017-12-19T16:04:00</dc:date>
            </office:change-info>
            <text:p text:style-name="P21"><text:span text:style-name="T5">verso terra</text:span></text:p>
          </text:deletion>
        </text:changed-region>
        <text:changed-region xml:id="ct155437472" text:id="ct155437472">
          <text:insertion>
            <office:change-info>
              <dc:creator>Armando Gaeta</dc:creator>
              <dc:date>2017-12-19T16:04:00</dc:date>
            </office:change-info>
          </text:insertion>
        </text:changed-region>
        <text:changed-region xml:id="ct155437592" text:id="ct155437592">
          <text:deletion>
            <office:change-info>
              <dc:creator>Armando Gaeta</dc:creator>
              <dc:date>2017-12-19T16:04:00</dc:date>
            </office:change-info>
            <text:p text:style-name="P21"><text:span text:style-name="T5">.</text:span></text:p>
            <text:p text:style-name="P21"><text:span text:style-name="T5">Li rialza di colpo gettandoli addosso al professore</text:span></text:p>
          </text:deletion>
        </text:changed-region>
        <text:changed-region xml:id="ct155437712" text:id="ct155437712">
          <text:deletion>
            <office:change-info>
              <dc:creator>Armando Gaeta</dc:creator>
              <dc:date>2017-12-19T16:05:00</dc:date>
            </office:change-info>
            <text:p text:style-name="P19">cattiveria</text:p>
          </text:deletion>
        </text:changed-region>
        <text:changed-region xml:id="ct155437832" text:id="ct155437832">
          <text:insertion>
            <office:change-info>
              <dc:creator>Armando Gaeta</dc:creator>
              <dc:date>2017-12-19T16:05:00</dc:date>
            </office:change-info>
          </text:insertion>
        </text:changed-region>
        <text:changed-region xml:id="ct155437952" text:id="ct155437952">
          <text:deletion>
            <office:change-info>
              <dc:creator>Armando Gaeta</dc:creator>
              <dc:date>2017-12-19T16:05:00</dc:date>
            </office:change-info>
            <text:p text:style-name="P19"><text:span text:style-name="T6">entrambi </text:span></text:p>
          </text:deletion>
        </text:changed-region>
        <text:changed-region xml:id="ct155438072" text:id="ct155438072">
          <text:insertion>
            <office:change-info>
              <dc:creator>Armando Gaeta</dc:creator>
              <dc:date>2017-12-19T16:05:00</dc:date>
            </office:change-info>
          </text:insertion>
        </text:changed-region>
        <text:changed-region xml:id="ct281813520" text:id="ct281813520">
          <text:insertion>
            <office:change-info>
              <dc:creator>Armando Gaeta</dc:creator>
              <dc:date>2018-01-09T11:17:00</dc:date>
            </office:change-info>
          </text:insertion>
        </text:changed-region>
        <text:changed-region xml:id="ct281813400" text:id="ct281813400">
          <text:insertion>
            <office:change-info>
              <dc:creator>Armando Gaeta</dc:creator>
              <dc:date>2018-01-09T11:18:00</dc:date>
            </office:change-info>
          </text:insertion>
        </text:changed-region>
        <text:changed-region xml:id="ct281814480" text:id="ct281814480">
          <text:insertion>
            <office:change-info>
              <dc:creator>Armando Gaeta</dc:creator>
              <dc:date>2018-01-09T11:27:00</dc:date>
            </office:change-info>
          </text:insertion>
        </text:changed-region>
        <text:changed-region xml:id="ct155438328" text:id="ct155438328">
          <text:deletion>
            <office:change-info>
              <dc:creator>Armando Gaeta</dc:creator>
              <dc:date>2017-12-19T16:08:00</dc:date>
            </office:change-info>
            <text:p text:style-name="P22">capitano</text:p>
          </text:deletion>
        </text:changed-region>
        <text:changed-region xml:id="ct155438448" text:id="ct155438448">
          <text:insertion>
            <office:change-info>
              <dc:creator>Armando Gaeta</dc:creator>
              <dc:date>2017-12-19T16:08:00</dc:date>
            </office:change-info>
          </text:insertion>
        </text:changed-region>
        <text:changed-region xml:id="ct281808840" text:id="ct281808840">
          <text:insertion>
            <office:change-info>
              <dc:creator>Armando Gaeta</dc:creator>
              <dc:date>2018-01-09T11:27:00</dc:date>
            </office:change-info>
          </text:insertion>
        </text:changed-region>
        <text:changed-region xml:id="ct281812800" text:id="ct281812800">
          <text:deletion>
            <office:change-info>
              <dc:creator>Armando Gaeta</dc:creator>
              <dc:date>2018-01-09T11:27:00</dc:date>
            </office:change-info>
            <text:p text:style-name="P22">.</text:p>
          </text:deletion>
        </text:changed-region>
        <text:changed-region xml:id="ct281815200" text:id="ct281815200">
          <text:deletion>
            <office:change-info>
              <dc:creator>Armando Gaeta</dc:creator>
              <dc:date>2018-01-09T11:28:00</dc:date>
            </office:change-info>
            <text:p text:style-name="P22">M</text:p>
          </text:deletion>
        </text:changed-region>
        <text:changed-region xml:id="ct281815320" text:id="ct281815320">
          <text:insertion>
            <office:change-info>
              <dc:creator>Armando Gaeta</dc:creator>
              <dc:date>2018-01-09T11:28:00</dc:date>
            </office:change-info>
          </text:insertion>
        </text:changed-region>
        <text:changed-region xml:id="ct155438568" text:id="ct155438568">
          <text:deletion>
            <office:change-info>
              <dc:creator>Armando Gaeta</dc:creator>
              <dc:date>2017-12-19T16:08:00</dc:date>
            </office:change-info>
            <text:p text:style-name="P23">capitano</text:p>
          </text:deletion>
        </text:changed-region>
        <text:changed-region xml:id="ct155438688" text:id="ct155438688">
          <text:insertion>
            <office:change-info>
              <dc:creator>Armando Gaeta</dc:creator>
              <dc:date>2017-12-19T16:08:00</dc:date>
            </office:change-info>
          </text:insertion>
        </text:changed-region>
        <text:changed-region xml:id="ct281814960" text:id="ct281814960">
          <text:insertion>
            <office:change-info>
              <dc:creator>Armando Gaeta</dc:creator>
              <dc:date>2018-01-09T11:29:00</dc:date>
            </office:change-info>
          </text:insertion>
        </text:changed-region>
        <text:changed-region xml:id="ct281815440" text:id="ct281815440">
          <text:deletion>
            <office:change-info>
              <dc:creator>Armando Gaeta</dc:creator>
              <dc:date>2018-01-09T11:29:00</dc:date>
            </office:change-info>
            <text:p text:style-name="P23">s</text:p>
          </text:deletion>
        </text:changed-region>
        <text:changed-region xml:id="ct281812560" text:id="ct281812560">
          <text:insertion>
            <office:change-info>
              <dc:creator>Armando Gaeta</dc:creator>
              <dc:date>2018-01-09T11:29:00</dc:date>
            </office:change-info>
          </text:insertion>
        </text:changed-region>
        <text:changed-region xml:id="ct281814600" text:id="ct281814600">
          <text:deletion>
            <office:change-info>
              <dc:creator>Armando Gaeta</dc:creator>
              <dc:date>2018-01-09T11:29:00</dc:date>
            </office:change-info>
            <text:p text:style-name="P23">olo</text:p>
          </text:deletion>
        </text:changed-region>
        <text:changed-region xml:id="ct281815920" text:id="ct281815920">
          <text:insertion>
            <office:change-info>
              <dc:creator>Armando Gaeta</dc:creator>
              <dc:date>2018-01-09T11:29:00</dc:date>
            </office:change-info>
          </text:insertion>
        </text:changed-region>
        <text:changed-region xml:id="ct155438808" text:id="ct155438808">
          <text:deletion>
            <office:change-info>
              <dc:creator>Armando Gaeta</dc:creator>
              <dc:date>2017-12-19T16:09:00</dc:date>
            </office:change-info>
            <text:p text:style-name="P24"><text:span text:style-name="T7">Dopo i convenevoli, inizio:</text:span></text:p>
          </text:deletion>
        </text:changed-region>
        <text:changed-region xml:id="ct155438928" text:id="ct155438928">
          <text:insertion>
            <office:change-info>
              <dc:creator>Armando Gaeta</dc:creator>
              <dc:date>2017-12-19T16:09:00</dc:date>
            </office:change-info>
          </text:insertion>
        </text:changed-region>
        <text:changed-region xml:id="ct155439048" text:id="ct155439048">
          <text:insertion>
            <office:change-info>
              <dc:creator>Armando Gaeta</dc:creator>
              <dc:date>2017-12-19T16:10:00</dc:date>
            </office:change-info>
          </text:insertion>
        </text:changed-region>
        <text:changed-region xml:id="ct155439288" text:id="ct155439288">
          <text:insertion>
            <office:change-info>
              <dc:creator>Armando Gaeta</dc:creator>
              <dc:date>2017-12-19T16:11:00</dc:date>
            </office:change-info>
          </text:insertion>
        </text:changed-region>
        <text:changed-region xml:id="ct155439528" text:id="ct155439528">
          <text:deletion>
            <office:change-info>
              <dc:creator>Armando Gaeta</dc:creator>
              <dc:date>2017-12-19T16:11:00</dc:date>
            </office:change-info>
            <text:p text:style-name="P25"><text:span text:style-name="T8">- Questo incontro è per organizzare a grandi linee il viaggio. La nostra prima tappa sarà Ouidah</text:span><text:span text:style-name="T8"><text:note text:id="ftn14" text:note-class="footnote"><text:note-citation>15</text:note-citation><text:note-body><text:p text:style-name="P26">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155439408" text:id="ct155439408">
          <text:deletion>
            <office:change-info>
              <dc:creator>Armando Gaeta</dc:creator>
              <dc:date>2017-12-19T16:12:00</dc:date>
            </office:change-info>
            <text:p text:style-name="P25"/>
            <text:p text:style-name="P25"/>
          </text:deletion>
        </text:changed-region>
        <text:changed-region xml:id="ct155439648" text:id="ct155439648">
          <text:deletion>
            <office:change-info>
              <dc:creator>Armando Gaeta</dc:creator>
              <dc:date>2017-12-19T16:12:00</dc:date>
            </office:change-info>
            <text:p text:style-name="P23"><text:span text:style-name="T9"/></text:p>
            <text:p text:style-name="P23">Da Lisbona il viaggio si farà più intenso, ci ritroveremo nell'Oceano, alla mercé delle correnti e dei pirati. Spero nessuno di voi soffra il mal di mare…</text:p>
          </text:deletion>
        </text:changed-region>
        <text:changed-region xml:id="ct155439768" text:id="ct155439768">
          <text:insertion>
            <office:change-info>
              <dc:creator>Armando Gaeta</dc:creator>
              <dc:date>2017-12-19T16:12:00</dc:date>
            </office:change-info>
          </text:insertion>
        </text:changed-region>
        <text:changed-region xml:id="ct155439888" text:id="ct155439888">
          <text:insertion>
            <office:change-info>
              <dc:creator>Armando Gaeta</dc:creator>
              <dc:date>2017-12-19T16:12:00</dc:date>
            </office:change-info>
          </text:insertion>
        </text:changed-region>
        <text:changed-region xml:id="ct155440008" text:id="ct155440008">
          <text:deletion>
            <office:change-info>
              <dc:creator>Armando Gaeta</dc:creator>
              <dc:date>2017-12-19T16:12:00</dc:date>
            </office:change-info>
            <text:p text:style-name="P27"/>
            <text:p text:style-name="P27"/>
          </text:deletion>
        </text:changed-region>
        <text:changed-region xml:id="ct155440128" text:id="ct155440128">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Neocapitalismo e tratte negriere – docufiction dallo sfruttamento del Nuovo Mondo al Capitalismo</text:p>
      <text:p text:style-name="P40">- 21/08/2017 -</text:p>
      <text:p text:style-name="P59"/>
      <text:p text:style-name="P60"/>
      <text:p text:style-name="P61">Passeggio lungo il mare, il sole più caldo del solito.</text:p>
      <text:p text:style-name="P61">Già da lontano avevo notato sulla spiaggia questa macchia nera, e adesso pian piano che mi avvicino prende sempre più le sembianze di un corpo, un corpo come carbonizzato, disteso sull'arena, bocconi.</text:p>
      <text:p text:style-name="P61">Mi tolgo le scarpe, <text:span text:style-name="T17">a piedi nudi mi avvicino.</text:span></text:p>
      <text:p text:style-name="P63">La spiaggia è deserta, il mare calmo accarezza il corpo seminudo e, temo, senza vita.</text:p>
      <text:p text:style-name="P63">È una donna. Una negra.</text:p>
      <text:p text:style-name="P63">Che cosa, o chi, l'ha portata qui? Cosa sperava di trovare così lontano da casa? Che pene avrà sofferto? È scappata o è stata gettata in queste ancora gelide acque liguri?</text:p>
      <text:p text:style-name="P63">Mi inginocchio, rispettosamente le sollevo una spalla.</text:p>
      <text:p text:style-name="P63">Ha le mani in catene.</text:p>
      <text:p text:style-name="P63"/>
      <text:p text:style-name="P63"/>
      <text:p text:style-name="P3">** <text:change-start text:change-id="ct155048736"/><text:span text:style-name="T37">Genova – </text:span><text:change-end text:change-id="ct155048736"/>Aprile 1765 <text:change text:change-id="ct155051136"/>**</text:p>
      <text:p text:style-name="P63"/>
      <text:p text:style-name="P63"/>
      <text:p text:style-name="Standard">- <text:span text:style-name="T18">Non ho ancora afferrato appieno le ragioni dietro questa sua proposta, signorina Lavinia. Vuole forse seguire il progresso dandosi </text:span><text:change-start text:change-id="ct155050656"/><text:span text:style-name="T18">anche lei </text:span><text:change-end text:change-id="ct155050656"/><text:span text:style-name="T18">al commercio dei negri?</text:span></text:p>
      <text:p text:style-name="P4">Il professore Luini ha un senso dell'umorismo discutibile ma non è malvagio.</text:p>
      <text:p text:style-name="P4"><text:change text:change-id="ct155050176"/><text:change-start text:change-id="ct155049696"/><text:span text:style-name="T37">E in fin dei conti</text:span><text:change-end text:change-id="ct155049696"/><text:change text:change-id="ct155049216"/> non ha tutti i torti. Dopo aver razziato per secoli l'Europa dell'Est a caccia di schiavi bulgari, greci e slavi da rivendere sul nostro continente<text:change text:change-id="ct155049456"/><text:change-start text:change-id="ct155049936"/> <text:span text:style-name="T37">(</text:span><text:change-end text:change-id="ct155049936"/>commercio grazie al quale la mia famiglia si è arricchita<text:change text:change-id="ct155050416"/><text:change-start text:change-id="ct155050896"/><text:span text:style-name="T37">)</text:span><text:change-end text:change-id="ct155050896"/> è ormai un secolo che ci si è spostati al più redditizio mercato de<text:change text:change-id="ct155051376"/><text:change-start text:change-id="ct155051616"/><text:span text:style-name="T38">i</text:span><text:change-end text:change-id="ct155051616"/> negri, concorrendo con gli arabi nel commercio con i regni locali africani per accaparrarsi la merce in maniera costante, da inviare alle piantagioni e miniere del Nuovo Mondo.</text:p>
      <text:p text:style-name="P5">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5">Alcune volte queste prevaricazioni si attuano con la violenza, altre volte con la complicità dei poteri locali, tanto interessati all'arricchimento personale quanto disinteressati d<text:change text:change-id="ct155051736"/><text:change-start text:change-id="ct155051856"/><text:span text:style-name="T38">e</text:span><text:change-end text:change-id="ct155051856"/>lle proprie genti. Ovunque e in tutti i tempi è sempre stato così, e così sarà.</text:p>
      <text:p text:style-name="P5"/>
      <text:p text:style-name="P5">Lo studio ricavato nell'abitazione del professore è una stanza buia e piena di polvere, <text:span text:style-name="T48">i</text:span> pochi mobili sovraccarichi di libri e di carte spiegazzate sistemate apparentemente alla rinfusa. Il tavolo non è da meno, ma almeno siamo riusciti a fare un po' d'ordine tale da poter aprire al <text:change text:change-id="ct155051976"/>centro una delle ultime carte <text:span text:style-name="T19">sul</text:span> continente africano.</text:p>
      <text:p text:style-name="P5">- <text:span text:style-name="T48">Non ha ancora risposto alla mia domanda, signorina…</text:span><text:change text:change-id="ct281809680"/></text:p>
      <text:p text:style-name="P7">- Semplice sete di conoscenza, professore<text:change text:change-id="ct281810040"/> - <text:span text:style-name="T48">rispondo, </text:span>un po' titubante, come se mi avesse posto una domanda intima.</text:p>
      <text:p text:style-name="P64">-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64">- <text:span text:style-name="T20">Lei ha guidato mio padre per le Terre d'Oriente alla ricerca di mercanti di uomini. Mio padre ha sempre avuto una buona opinione di lei.</text:span></text:p>
      <text:p text:style-name="P64">- <text:span text:style-name="T20">Allora ero giovane, avevo bisogno di denaro e di farmi un nome.</text:span></text:p>
      <text:p text:style-name="P65">Luini appoggia entrambe le mani sul tavolo, meditabondo.</text:p>
      <text:p text:style-name="P65">- Adesso non ho più bisogno di entrambe le cose, signorina. E ahimè, quel che è peggio, non sono <text:soft-page-break/>più <text:s/>neanche giovane.</text:p>
      <text:p text:style-name="P66">Seduta, mi allungo sul tavolo disegnando col dito medio un cerchio sulla mappa stesa<text:change-start text:change-id="ct281809320"/>, <text:span text:style-name="T49">verso l'interno della Costa degli Schiavi</text:span><text:change-end text:change-id="ct281809320"/>.</text:p>
      <text:p text:style-name="P66">- Che cosa vede qui in mezzo, signore?</text:p>
      <text:p text:style-name="P8">Luini è indifferente alla domanda.</text:p>
      <text:p text:style-name="P8">-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2"><text:span text:style-name="T24">Fonte:</text:span> “I grandi regni dell'Africa nera”, Roberto Bosi<text:change-start text:change-id="ct155052096"/>, <text:span text:style-name="T39">edizione </text:span><text:change-end text:change-id="ct155052096"/><text:change-start text:change-id="ct155052216"/><text:span text:style-name="T39">Bompiani, 1987</text:span><text:change-end text:change-id="ct155052216"/></text:p></text:note-body></text:note>”. Terre a sud del Sahara e a occidente del fiero altopiano etiopico. Terre di negri, per l'appunto, e forse quel che è peggio, di “musulmani”: non vedono di buon occhio noi europei cristiani.</text:p>
      <text:p text:style-name="P8">- Non pensavo fosse cristiano, professore.</text:p>
      <text:p text:style-name="P8">- Il problema è quello che rappresenti per gli altri, non quello che realmente sei.</text:p>
      <text:p text:style-name="P8">Ritorno al mio argomento principale.</text:p>
      <text:p text:style-name="P8">-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8">Luini si lascia sfuggire un sorriso. Spero di aver finalmente s<text:change text:change-id="ct155052336"/>tuzzicato il suo interesse.</text:p>
      <text:p text:style-name="P8">- Dopotutto è un bene che siano rimasti territori sconosciuti. Di questi tempi le scoperte portano solo guai… Ma dipende dai punti di vista, ovvio.</text:p>
      <text:p text:style-name="P8">Se mai dovesse accettare, riuscirei mai a sopportare questa sua villana ironia?</text:p>
      <text:p text:style-name="P8">Medita un po' guardando la carta.</text:p>
      <text:p text:style-name="P8">- “Al di là dei monti, oltre il deserto”.</text:p>
      <text:p text:style-name="P8">Alza lo sguardo verso di me.</text:p>
      <text:p text:style-name="P8">- Chi le ha dato queste informazioni?</text:p>
      <text:p text:style-name="P8">- Il dottor Merini</text:p>
      <text:p text:style-name="P8">- Un filosofo?</text:p>
      <text:p text:style-name="P8">- Un umanista, prima di tutto, con una laurea in biologia. Ha visto la schiava defunta e dai tratti del viso<text:change-start text:change-id="ct155052456"/>, <text:span text:style-name="T38">consultando alcuni suoi libri e [bozzetti] di suoi colleghi,</text:span><text:change-end text:change-id="ct155052456"/> ha ipotizzato possa provenire dall'area centro africana. Mi ha lasciato alcuni dei suoi appunti in merito.</text:p>
      <text:p text:style-name="P9">Passo la letter<text:change text:change-id="ct155052576"/><text:change-start text:change-id="ct155422064"/><text:span text:style-name="T38">a dove il dottor Merini </text:span>ha messo per iscritto alcune informazioni, che a suo dire potrebbero tornarci utili per identificare la tribù o il clan di provenienza della schiava<text:change-end text:change-id="ct155422064"/><text:change text:change-id="ct155422184"/><text:change-start text:change-id="ct155422304"/>,<text:change-end text:change-id="ct155422304"/> a Luini.</text:p>
      <text:p text:style-name="P8">- Si dice vi siano dei regni forti laggiù. E che laddove la vita <text:change text:change-id="ct155422424"/><text:change-start text:change-id="ct155422544"/><text:span text:style-name="T38">ha</text:span><text:change-end text:change-id="ct155422544"/> avuto origine, la vita stessa sia dura, e valga poco. Il vostro “umanista” accenna ad una popolazione non ancora islamizzata, i “Kirdi<text:note text:id="ftn2" text:note-class="footnote"><text:note-citation>2</text:note-citation><text:note-body><text:p text:style-name="P30"><text:span text:style-name="T24">Fonti:</text:span> “L'Africa”, di Folco Quilici (con foto); wikipedia.fr</text:p></text:note-body></text:note>”, si chiamano, considerati “pagani” dagli Arabi, veneratori di spiriti e di forze della natura, coltivatori e allevatori.</text:p>
      <text:p text:style-name="P8">Il professore si rigira tra le mani la lettera<text:change text:change-id="ct155422664"/><text:change-start text:change-id="ct155422784"/>, <text:span text:style-name="T38">meditabondo.</text:span><text:change-end text:change-id="ct155422784"/><text:change text:change-id="ct155422904"/>.</text:p>
      <text:p text:style-name="P8">- Non sembrano essere popolazioni dedite alla guerra… - cerco di sdrammatizzare - <text:s/>Vivono sui Monti Mandara, nella zona del lago T'Chad, dove il grande deserto lascia spazio alla savana, che poi diventerà foresta pluviale ancora più a sud.</text:p>
      <text:p text:style-name="P8">Il professore sposta adesso la sua attenzione alle mappe del continente negro.</text:p>
      <text:p text:style-name="P8">- <text:span text:style-name="T2">Non ci conviene attraversare il deserto, i nomadi </text:span><text:change text:change-id="ct281809080"/><text:span text:style-name="T2">berberi</text:span><text:change text:change-id="ct281811240"/><text:span text:style-name="T2"> sono popolazioni </text:span><text:change text:change-id="ct281809200"/><text:change-start text:change-id="ct281082968"/><text:span text:style-name="T2">di mercanti ma anche di </text:span><text:change-end text:change-id="ct281082968"/><text:span text:style-name="T2">guerrier</text:span><text:change-start text:change-id="ct281082848"/><text:span text:style-name="T2">i</text:span><text:change-end text:change-id="ct281082848"/><text:change text:change-id="ct281814360"/><text:change text:change-id="ct281811120"/><text:change-start text:change-id="ct281811360"/><text:span text:style-name="T2"><text:note text:id="ftn0" text:note-class="footnote"><text:note-citation>3</text:note-citation><text:note-body><text:p text:style-name="P112"><text:change-start text:change-id="ct281810880"/>Fonti: wikipedia.it. In particolare i Tuareg, popolazione berbera che vive nel deserto del Sahara.<text:change-end text:change-id="ct281810880"/></text:p></text:note-body></text:note></text:span><text:change-end text:change-id="ct281811360"/><text:span text:style-name="T2">, dovremmo arrivare da sud, dal mare. C'è un grande porto, qui</text:span></text:p>
      <text:p text:style-name="P67">Indica un <text:span text:style-name="T22">punto</text:span> sulla mappa, proprio sul grande golfo di Guinea, il “Paese dell'Oro<text:note text:id="ftn3" text:note-class="footnote"><text:note-citation>4</text:note-citation><text:note-body><text:p text:style-name="P30"><text:span text:style-name="T24">Fonte:</text:span> “I grandi regni dell'Africa nera”, Roberto Bosi</text:p></text:note-body></text:note>”.</text:p>
      <text:p text:style-name="P67">- E' il porto di Uoidah, nel regno di Dahomey, un regno molto forte che ospita sulle sue coste fortezze portoghesi, francesi, inglesi e olandesi per il commercio degli schiavi. <text:span text:style-name="T23">Non sarà difficile arrivare fin là, ma il peggio verrà sicuramente dopo… I Fulani, i Bambara, gli Hausa e gli Yoruba</text:span><text:span text:style-name="T23"><text:note text:id="ftn4" text:note-class="footnote"><text:note-citation>5</text:note-citation><text:note-body><text:p text:style-name="P31"><text:span text:style-name="T24">Fonti:</text:span> “I grandi regni dell'Africa nera”, Roberto Bosi; wikipedia.fr</text:p></text:note-body></text:note></text:span><text:span text:style-name="T23">, che abitano quelle zone, non sembrano essere popolazioni altrettanto pacifiche quanto i Kirdi.</text:span></text:p>
      <text:p text:style-name="P10"><text:soft-page-break/>Rimugina un po', lisciandosi il mento, morsicandosi il labbro inferiore.</text:p>
      <text:p text:style-name="P10">Io lo fisso, decisa più che mai<text:change-start text:change-id="ct281812440"/> <text:span text:style-name="T49">ad ottenere una risposta che non sia un rifiuto</text:span><text:change-end text:change-id="ct281812440"/>, quasi mettendolo a disagio.</text:p>
      <text:p text:style-name="P10">Ma è proprio questa la mia intenzione.<text:change-start text:change-id="ct155423024"/></text:p>
      <text:p text:style-name="P81">Senza spostare lo sguardo dalle carte pronuncia la sua sentenza:<text:change-end text:change-id="ct155423024"/></text:p>
      <text:p text:style-name="P10">- Avremo bisogno della compagnia di un medico. E di un protettore.</text:p>
      <text:p text:style-name="P10">Non sono molto bravo con la spada.<text:change text:change-id="ct155421944"/></text:p>
      <text:p text:style-name="P10"/>
      <text:p text:style-name="P10"/>
      <text:p text:style-name="P39">Napoli:</text:p>
      <text:p text:style-name="P69"/>
      <text:p text:style-name="P11">- È inammissibile!</text:p>
      <text:p text:style-name="P11">Scendiamo entrambi le scale, <text:change text:change-id="ct155423144"/>indignat<text:change-start text:change-id="ct155423264"/><text:span text:style-name="T39">i</text:span><text:change-end text:change-id="ct155423264"/><text:change text:change-id="ct155423384"/>, mentre la domestica richiude in modo sfacciatamente cortese la porta dell'alloggio del dottore… alle nostre spalle.</text:p>
      <text:p text:style-name="P11">- Inammissibile…</text:p>
      <text:p text:style-name="P11">Ripete, con meno indignazione e più incredulità. Il professore si ferma in mezzo alla rampa e si volta verso di me.</text:p>
      <text:p text:style-name="P11">- <text:span text:style-name="T25">Non avevate detto di esservi scritti per tutto quest'ultimo mese? Come può un uomo attempato cambiare idea in maniera così repentina?</text:span></text:p>
      <text:p text:style-name="P11">- <text:span text:style-name="T25">Deve essere come ci ha spiegato lui stesso.</text:span></text:p>
      <text:p text:style-name="P70">La giustificazione che provo ad abbozzare perde di senso non appena uscita dalla mia bocca.</text:p>
      <text:p text:style-name="P70">- <text:span text:style-name="T26">Un'</text:span><text:change-start text:change-id="ct155423504"/><text:span text:style-name="T26"> “</text:span><text:change-end text:change-id="ct155423504"/><text:span text:style-name="T26">incomprensione</text:span><text:change-start text:change-id="ct155423624"/><text:span text:style-name="T26">”</text:span><text:change-end text:change-id="ct155423624"/><text:span text:style-name="T26">?</text:span></text:p>
      <text:p text:style-name="P71">La sua espressione è adesso in bilico tra il furioso e lo sconcertato.</text:p>
      <text:p text:style-name="P71">. Non si pensa più quello che si scrive, di questi tempi – aggiunge, alzando gli occhi al cielo, scuotendo il capo e sbuffando.</text:p>
      <text:p text:style-name="P71">D'un tratto mi sovvengo di un particolare avvenuto durante l'incontro col medico. Mi illumino in volto.</text:p>
      <text:p text:style-name="P71">- Si frughi nella tasca destra, professore!</text:p>
      <text:p text:style-name="P71">Mi guarda interdetto.</text:p>
      <text:p text:style-name="P71">- E perché di grazia?</text:p>
      <text:p text:style-name="P71">- Mi fa perdere solo tempo!</text:p>
      <text:p text:style-name="P71">Allungo le mani sulla sua tasca destra e prima che il professore sia in grado di bloccarmi tiro fuori vittoriosa quello che pensavo di aver visto.</text:p>
      <text:p text:style-name="P71">- Un biglietto? Nella mia tasca? Come facevate…</text:p>
      <text:p text:style-name="P71">Il volto di Luini è paonazzo.</text:p>
      <text:p text:style-name="P71">- Ho visto l'assistente del medico infilarvelo nella tasca.</text:p>
      <text:p text:style-name="P71">- Potrebbe essere una cosa personale, addirittura intima oserei dire Lei non ha nessun diritto!</text:p>
      <text:p text:style-name="P71">Siamo ancora sulla scala. Una signora sta salendo carica di frutta e vedura. Un'altra domestica del medico?</text:p>
      <text:p text:style-name="P71">Mi ritraggo leggermente in modo da farla passare tra me e il professore. Con un'occhiataccia gli intimo di darsi un contegno.</text:p>
      <text:p text:style-name="P72">Passata la signora rispondo a mezza voce.</text:p>
      <text:p text:style-name="P72">- Lei crede? - (mi esce involontariamente un tono di sfida) – E così mentre le consegna questo “intimo” messaggio la signorina ha l'ardire di fissarmi con aria complice?</text:p>
      <text:p text:style-name="P72">- Non mi immischio nelle perversioni della plebe. Mi ridia il biglietto.</text:p>
      <text:p text:style-name="P72">Glielo riconsegno.</text:p>
      <text:p text:style-name="P72">- Lo legga ad alta voce.</text:p>
      <text:p text:style-name="P72">Un po' imbronciato e inaspettatamente senza ribattere, esegue il mio ordine.</text:p>
      <text:p text:style-name="P72">- “Incontriamoci tra un'ora ai giardini dietro la casa del dottore”.</text:p>
      <text:p text:style-name="P72"/>
      <text:p text:style-name="P12">Quando le campane rintoccano le tre del pomeriggio ci ritroviamo nei giardini dietro la casa del medico.</text:p>
      <text:p text:style-name="P12">Non sono molti i visitatori a quest'ora. La giornata è calda, a tratti l'aria di mare ci raggiunge <text:soft-page-break/>ricordandoci la nostra città.</text:p>
      <text:p text:style-name="P12">Ci sediamo <text:change-start text:change-id="ct281812200"/><text:span text:style-name="T49">silenziosi </text:span><text:change-end text:change-id="ct281812200"/>su una panchina<text:change-start text:change-id="ct281812080"/>,<text:change-end text:change-id="ct281812080"/> come fossimo <text:change text:change-id="ct281811840"/>novelli sposini<text:change-start text:change-id="ct281809800"/>,<text:change-end text:change-id="ct281809800"/> ma dopo poco tempo l'assistente del medico ci raggiunge. La sua andatura è calma e composta.</text:p>
      <text:p text:style-name="P12">Ci alziamo, in attesa.</text:p>
      <text:p text:style-name="P12">- Buongiorno, non ho avuto modo di presentarmi nello studio<text:change text:change-id="ct281812320"/><text:change-start text:change-id="ct281811960"/>: <text:span text:style-name="T49">n</text:span><text:change-end text:change-id="ct281811960"/>on si da ancora la dovuta importanza a noi donne in questo mestiere. Sono Eleonora Buscè, assistente del dottor <text:change text:change-id="ct155423744"/><text:change-start text:change-id="ct155423864"/><text:span text:style-name="T40">Mammarella</text:span><text:change-end text:change-id="ct155423864"/></text:p>
      <text:p text:style-name="P12">- Piacere… dottoressa</text:p>
      <text:p text:style-name="P12">Nel dirlo allungo la mano verso di lei, in una stretta. Lei mi ricambia con un sorriso di gratitudine.</text:p>
      <text:p text:style-name="P12">- Ho sentito del vostro progetto, e vorrei accompagnarvi – dice risoluta.</text:p>
      <text:p text:style-name="P12">- <text:span text:style-name="T27">Ci serve un medico esperto.</text:span></text:p>
      <text:p text:style-name="P73">Luini non ha peli sulla lingua.</text:p>
      <text:p text:style-name="P73">- Lavoro a fianco del dottore da oltre 5 anni.</text:p>
      <text:p text:style-name="P73">- Chirurgia?</text:p>
      <text:p text:style-name="P73">La ragazza abbassa lo sguardo.</text:p>
      <text:p text:style-name="P73">- Solo sui cadaveri…</text:p>
      <text:p text:style-name="P73">- Ferite da armi bianche?</text:p>
      <text:p text:style-name="P73">- Qui a Napoli abbiamo pazienti di quel tipo quanti ne vogliamo!</text:p>
      <text:p text:style-name="P73">Si riprende quasi con allegria la signorina Buscè.</text:p>
      <text:p text:style-name="P73">- Malattie contagiose?</text:p>
      <text:p text:style-name="P73">-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73">Io e Luini ci guardiamo, come per decidere l'esito di questa sorta di “esame”.</text:p>
      <text:p text:style-name="P73">A me manca solo una curiosità, più che un dettaglio tecnico.</text:p>
      <text:p text:style-name="P73">- Sono sicura che la dottoressa ha le capacità che cerchiamo e che potrà esserci d'aiuto nel nostro viaggio. Mi piacerebbe solo sapere per quale motivo vi stiate lanciando con tale foga in questa impresa.</text:p>
      <text:p text:style-name="P73">La ragazza si guarda intorno, per la prima volta circospetta, come se stesse per svelarci un segreto.</text:p>
      <text:p text:style-name="P73">Tendiamo le orecchie.</text:p>
      <text:p text:style-name="P13">- Mi piace studiare, <text:change-start text:change-id="ct281074928"/><text:span text:style-name="T55">e nello studio cerco di portarmi ogni volta un passo più avanti, cerco di imparare cose nuove, che mi possano differenziare dagli altri “dottori”, rendendomi finalmente visibile ai loro occhi.</text:span><text:change-end text:change-id="ct281074928"/><text:change-start text:change-id="ct281816160"/></text:p>
      <text:p text:style-name="P13"><text:change-end text:change-id="ct281816160"/><text:change text:change-id="ct281816280"/>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281815800"/><text:span text:style-name="T3">Agli altri medici il fatto non ha suscitato particolare interesse, ma io mi sono voluta spingere oltre, chiedendo ad altri pazienti o militari o mercanti reduci da un viaggio in terra di Negri, </text:span><text:change-end text:change-id="ct281815800"/><text:change text:change-id="ct281813880"/><text:change-start text:change-id="ct281815680"/><text:span text:style-name="T3">e</text:span><text:change-end text:change-id="ct281815680"/><text:span text:style-name="T3"> l'origine della loro morte pare possa essere</text:span></text:p>
      <text:p text:style-name="P74">Si interrompe di colpo, si avvicina, e bisbiglia come se quello che sta per rivelare possa scatenare il panico.</text:p>
      <text:p text:style-name="P74">- Una zanzara<text:note text:id="ftn5" text:note-class="footnote"><text:note-citation>6</text:note-citation><text:note-body><text:p text:style-name="P35">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74"/>
      <text:p text:style-name="P74"/>
      <text:p text:style-name="P14">Ci intratteniamo ancora un po' ai giardini, chiacchierando delle nuove scoperte in ambito medico e geografico. Decidiamo di fermarci in una locanda per continuare le nostre conversazioni davanti ad un piatto caldo.</text:p>
      <text:p text:style-name="P14">Parliamo di quel poco che sappiamo a proposito del grande continente africano. Dei “mori”, degli arabi che vivono sulle coste sappiamo molte più cose, ma delle popolazioni negritiche dell'interno ci <text:soft-page-break/>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6" text:note-class="footnote"><text:note-citation>7</text:note-citation><text:note-body><text:p text:style-name="P33"><text:span text:style-name="T24">Fonte:</text:span> “I grandi regni dell'Africa nera”, Roberto Bosi</text:p></text:note-body></text:note>.</text:p>
      <text:p text:style-name="P14">Così come lo sono, in effetti, i francesi con gli inglesi, o noi italiani…</text:p>
      <text:p text:style-name="P14">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155423984"/><text:change-start text:change-id="ct155424104"/><text:span text:style-name="T40">languidi</text:span><text:change-end text:change-id="ct155424104"/> risaltano due occhi chiari come il mare.</text:p>
      <text:p text:style-name="P14">- Ho sentito… - inizia a dire: è palesemente ubriaco – Ho sentito che volete andare in Sudan, “il Paese dei Negri<text:note text:id="ftn7" text:note-class="footnote"><text:note-citation>8</text:note-citation><text:note-body><text:p text:style-name="P33"><text:span text:style-name="T24">Fonte:</text:span> “I grandi regni dell'Africa nera”, Roberto Bosi</text:p></text:note-body></text:note>”.</text:p>
      <text:p text:style-name="P14">Almeno ha avuto la decenza di sedersi a fianco del professore e non a noi due signorine.</text:p>
      <text:p text:style-name="P14">- <text:span text:style-name="T29">Io li conosco, li ho visti, ero mercante di sale e di oro</text:span><text:span text:style-name="T29"><text:note text:id="ftn8" text:note-class="footnote"><text:note-citation>9</text:note-citation><text:note-body><text:p text:style-name="P34"><text:span text:style-name="T24">Fonte:</text:span> “I grandi regni dell'Africa nera”, Roberto Bosi</text:p></text:note-body></text:note></text:span><text:span text:style-name="T29">, attraversavo il deserto fino al grande fiume, il Niger, e commerciavo con loro, prima di esser preso prigioniero e portato qui.</text:span></text:p>
      <text:p text:style-name="P75">Il suo alito cattivo e il suo passato hanno sicuramente attirato la nostra attenzione.</text:p>
      <text:p text:style-name="P75">Luini fa un cenno all'oste e fa portare un'altra caraffa di vino e un bicchiere per il nostro inusitato ospite, che ringrazia con un sorriso appena accennato.</text:p>
      <text:p text:style-name="P75">- <text:span text:style-name="T30">Non vi disturberò troppo</text:span></text:p>
      <text:p text:style-name="P76">Dice rigirandosi il bicchiere pieno tra le mani: sembra piuttosto interessato a gustarsi il suo vino in solitudine.</text:p>
      <text:p text:style-name="P76">- Pensavo voi arabi non beveste alcool – dico, senza malizia, giusto per intavolare un discorso a due voci</text:p>
      <text:p text:style-name="P76">- Io non sono arabo, sono un “amazigh<text:note text:id="ftn9" text:note-class="footnote"><text:note-citation>10</text:note-citation><text:note-body><text:p text:style-name="P113">Fonte: wikipedia.it<text:change-start text:change-id="ct281813040"/>. <text:span text:style-name="T50">In particolare “amazigh” è il nome</text:span><text:change-end text:change-id="ct281813040"/><text:change-start text:change-id="ct281812920"/><text:span text:style-name="T50"> dei berberi del Nord Africa. I berberi del deserto vengono chiamati “Twareg” in lingua magrebina, “Tawariq” in arabo classico (non essendoci il suono “g”), “Kinn</text:span><text:change-end text:change-id="ct281812920"/><text:change-start text:change-id="ct281814120"/><text:span text:style-name="T50">in” in Ciad, mentre invece i Tuareg stessi si designano con “Kel tamahaq”, cioè "coloro che parlano la tamahaq".</text:span><text:change-end text:change-id="ct281814120"/></text:p></text:note-body></text:note>”, o come dite voi qui, un “berbero”.</text:p>
      <text:p text:style-name="P76">E così dicendo, come per riprendersi dall'offesa appena subita, beve tutto d'un fiato il suo vino.</text:p>
      <text:p text:style-name="P76">- <text:span text:style-name="T31">Cosa ci può dire, allora, caro amico berbero, dei Negri del Niger.</text:span></text:p>
      <text:p text:style-name="P77">Lo incoraggia Luini, riempiendo nuovamente il bicchiere allo straniero.</text:p>
      <text:p text:style-name="P77">- In quei posti le persone non muoiono. Loro credono nella trasmigrazione delle anime, gli “antenati” rivivono nei loro cari, nei nuovi nati, figli, nipoti, o si trasformano in animali totemici che vengono venerati come veri e propri dei<text:change-start text:change-id="ct155424344"/>, <text:span text:style-name="T40">protettori di un'intera famiglia o di un villaggio</text:span><text:change-end text:change-id="ct155424344"/>. Sono popoli che praticano la magia nera. Sono pericolosi.</text:p>
      <text:p text:style-name="P77">Di quale popolo starà parlando nello specifico?</text:p>
      <text:p text:style-name="P77">- Vi racconterò questa storia. Si dice che in quelle terre (nelle terre tra le sorgenti dei grandi fiumi Niger e Senegal), la luna non esistesse, e con essa, non esistesse dunque nemmeno la morte<text:note text:id="ftn10" text:note-class="footnote"><text:note-citation>11</text:note-citation><text:note-body><text:p text:style-name="P1">Fonte: <text:span text:style-name="T1">“I grandi regni dell'Africa nera”</text:span><text:change-start text:change-id="ct155424464"/><text:span text:style-name="T1">, p.82</text:span><text:change-end text:change-id="ct155424464"/><text:span text:style-name="T1">, Roberto Bosi</text:span><text:change text:change-id="ct155424584"/><text:change-start text:change-id="ct155424704"/><text:span text:style-name="T1">, edizione Bompiani, 1987. Fiaba del popolo Bambara. Il finale???</text:span><text:change-end text:change-id="ct155424704"/></text:p></text:note-body></text:note>.</text:p>
      <text:p text:style-name="P77">C'era solo una lunga catena <text:span text:style-name="T32">c</text:span>he pendeva dal cielo. <text:span text:style-name="T32">Quando gli uomini erano vecchi e stanchi di vivere si arrampicavano lungo la catena, salendo sempre più su, scomparendo oltre le nuvole…</text:span></text:p>
      <text:p text:style-name="P15">Il berbero ha seguito con lo sguardo la catena immaginaria. Resta un po' così, gli occhi persi nel soffitto scricchiolante.</text:p>
      <text:p text:style-name="P15">Poi, senza aggiungere altro, si alza e si allontana, portando con sé il bicchiere di vino ancora pieno.</text:p>
      <text:p text:style-name="P15">Si è fatto tardi.</text:p>
      <text:p text:style-name="P15"><text:change-start text:change-id="ct155424824"/></text:p>
      <text:p text:style-name="P15"><text:change-end text:change-id="ct155424824"/></text:p>
      <text:p text:style-name="P15">Quando usciamo dalla locanda è l'imbrunire, ci ritroviamo nelle strette e buie vie di Napoli e <text:change-start text:change-id="ct281811720"/><text:span text:style-name="T49">tutti e tre </text:span><text:change-end text:change-id="ct281811720"/>insieme ci incamminiamo <text:change-start text:change-id="ct281811600"/><text:span text:style-name="T49">chiacchierando </text:span><text:change-end text:change-id="ct281811600"/>verso la foresteria dove siamo alloggiati io e il professore<text:change text:change-id="ct281811480"/><text:change-start text:change-id="ct281811000"/>.<text:change-end text:change-id="ct281811000"/></text:p>
      <text:p text:style-name="P16">Mentre io e la signorina Buscè conversiamo dolcemente sugli ultimi costumi cittadini, il professore prende a guardarsi intorno, teso. Ha sentito dei rumori, dice, dei bisbiglii.</text:p>
      <text:p text:style-name="P16"><text:soft-page-break/>La strada è buia. Ci fermiamo: davanti a noi si parano tre brutti figuri. D'istinto ci voltiamo ma come potevamo temere altri due sgherri ci bloccano la ritirata.</text:p>
      <text:p text:style-name="P16">Siamo in stallo.</text:p>
      <text:p text:style-name="P16">Ci puntano addosso dei pugnali, sicuri di sé, ritrovandosi di fronte due signore. Il professore, dal canto suo, non incuterebbe timore neanche ad un bambino.</text:p>
      <text:p text:style-name="P16">Solo uno tra loro non impugna alcun pugnale.</text:p>
      <text:p text:style-name="P16">Si fa avanti, <text:span text:style-name="T4">alla cintola gli pende una spada. Ha i baffetti e un sorriso sardonico. Ma non ha la faccia di brutto ceffo come gli altri. Sembrerebbe piuttosto un povero diavolo che tira a campare come meglio riesce.</text:span></text:p>
      <text:p text:style-name="P16">- <text:span text:style-name="T4">Il vostro denaro, signora. - fa, con una cadenza tipica della Castilla</text:span><text:change text:change-id="ct155424944"/><text:change-start text:change-id="ct155425064"/><text:span text:style-name="T4"> spagnola</text:span><text:change-end text:change-id="ct155425064"/><text:span text:style-name="T4">, rivolgendosi a me.</text:span></text:p>
      <text:p text:style-name="P16">- <text:span text:style-name="T4">Non abbiamo denaro, signore.</text:span></text:p>
      <text:p text:style-name="P79">Rispondo ferma. Non è la prima volta che mi scontro con uno di questi individui. Ho passato la mia giovinezza per strada, e Genova non scherza in numero e fama di delinquenti.</text:p>
      <text:p text:style-name="P79"><text:span text:style-name="T33">L'uomo</text:span> estrae <text:span text:style-name="T33">fulmineo la spada, una “caribegna” di quella in uso negli eserciti nel Nuovo Mondo, e la punta contro il mio petto, più come ad indicare qualcosa che come minaccia.</text:span></text:p>
      <text:p text:style-name="P17">Gli altri sgherri sghignazzano, senza denti, tranne un ragazzino rossiccio che, alle nostre spalle, ci scruta <text:change-start text:change-id="ct155425184"/><text:span text:style-name="T41">attento </text:span><text:change-end text:change-id="ct155425184"/>come se fossimo dei forestieri venuti da un altro continente. O forse piuttosto come una belva famelica studia la sua preda.</text:p>
      <text:p text:style-name="P17">- Vorrebbe forse osarsi a perquisire il petto di una rispettabile signorina? - rispondo, di rimando.</text:p>
      <text:p text:style-name="P17">- Io no, ma qualcuno di loro non vedrebbe l'ora di palpare un seno aristocratico.</text:p>
      <text:p text:style-name="P17">- Aristocratico!<text:change-start text:change-id="ct155425304"/> <text:span text:style-name="T41">Io!</text:span><text:change-end text:change-id="ct155425304"/> - mi facci<text:change text:change-id="ct155425424"/><text:change-start text:change-id="ct155425544"/><text:span text:style-name="T41">o</text:span><text:change-end text:change-id="ct155425544"/> scappare un risolino di scherno<text:change text:change-id="ct155425664"/></text:p>
      <text:p text:style-name="P17">- Signorina – il tono ora irretito del soldato mi coglie alla sprovvista, sobbalzo – Alla locanda, l'ho vista. Tiri fuori i sacchetti di denaro dal suo vestito o non ci penserò troppo a prenderli da me.</text:p>
      <text:p text:style-name="P17">- Me ne è rimasto solo uno – ribatto, forse in modo troppo repentino.</text:p>
      <text:p text:style-name="P17">Mi frugo nel vestito, cercando di soppesare il sacchetto più piccolo.<text:change-start text:change-id="ct281813760"/> <text:span text:style-name="T51">La dottoressa si guarda intorno, come in cerca di una via di fuga o di un aiuto esterno, mentre invece </text:span><text:change-end text:change-id="ct281813760"/><text:change text:change-id="ct281809920"/><text:change-start text:change-id="ct281814000"/><text:span text:style-name="T51">i</text:span><text:change-end text:change-id="ct281814000"/>l professor<text:change text:change-id="ct281813640"/><text:change-start text:change-id="ct281813280"/><text:span text:style-name="T51">e,</text:span><text:change-end text:change-id="ct281813280"/> forse rendendosi conto del mio gioco<text:change-start text:change-id="ct281813160"/>,<text:change-end text:change-id="ct281813160"/> cerca di distrarre l'attenzione<text:change text:change-id="ct281808960"/><text:change-start text:change-id="ct281814240"/>:<text:change-end text:change-id="ct281814240"/></text:p>
      <text:p text:style-name="P17">- Di grazia, lei è un soldato spagnolo, a giudicare dal suo accento e dalla spada, non è vero? Di istanza qui a Napoli, svolge questo “mestiere” per arrotondare la misera paga dell'esercito, o è uno dei tanti disertori fuggito dal Nuovo Mondo per scampare alle <text:span text:style-name="T6">frecce de</text:span>gli indigeni?</text:p>
      <text:p text:style-name="P17">Il soldato pare colpito <text:span text:style-name="T34">nell'orgoglio.</text:span> <text:span text:style-name="T34">Non smette di tenere alzata la spada verso di me. Le labbra iniziano a tremargli, e il tremito scende giù fino al braccio percorrendo per intiero la sua spada, come fosse il ricordo di un'antica febbre. Lancio un'occhiata preoccupata al professore.</text:span></text:p>
      <text:p text:style-name="P21">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18">- Non mi parli lei del Nuovo Mondo – recita il soldato, quasi sillabando le parole. Nel dire questo rivolge lentamente la spada verso Luini – <text:span text:style-name="T5">Era da tempo che non sentivo queste parole. “Le Americhe”…</text:span><text:change-start text:change-id="ct155425784"/></text:p>
      <text:p text:style-name="P82">Fa una pausa, passandosi la lingua sopra le labbra seccate dal sole e dalla polvere.</text:p>
      <text:p text:style-name="P18"><text:change-end text:change-id="ct155425784"/><text:change text:change-id="ct155434232"/><text:change-start text:change-id="ct155434352"/><text:span text:style-name="T5">- </text:span><text:change-end text:change-id="ct155434352"/>Si racconta<text:note text:id="ftn11" text:note-class="footnote"><text:note-citation>12</text:note-citation><text:note-body><text:p text:style-name="P2">Fonte: “Momenti fatali: 14 miniature storiche”, S. Zweig,<text:change-start text:change-id="ct155434472"/> <text:span text:style-name="T43">edizione Adelphi (n. 479), </text:span><text:change-end text:change-id="ct155434472"/><text:change-start text:change-id="ct155434592"/><text:span text:style-name="T43">2005, 1° edizione del 1943</text:span><text:change-end text:change-id="ct155434592"/><text:change text:change-id="ct155434712"/><text:change-start text:change-id="ct155434832"/>;<text:change-end text:change-id="ct155434832"/> wikipedia</text:p></text:note-body></text:note> che, <text:span text:style-name="T5">circa 200 anni fa, una spedizione dell'esercito spagnolo sbarcò sulle coste di Panama. Strinsero un buon rapporto col cacicco di quell'area,</text:span><text:change-start text:change-id="ct155434952"/><text:span text:style-name="T5"> Comagre era il suo nome,</text:span><text:change-end text:change-id="ct155434952"/><text:span text:style-name="T5"> tanto che questi </text:span><text:change text:change-id="ct155435072"/><text:change-start text:change-id="ct155435192"/><text:span text:style-name="T5">offrì loro ben 4 mila once d'oro. Gli invitati, questi “figli del cielo” che per gli indios erano simili a dei, si gettarono su quel metallo come cani famelici, sguainando la spada, url</text:span><text:change-end text:change-id="ct155435192"/><text:change-start text:change-id="ct155435312"/><text:span text:style-name="T5">ando, smaniando ciascuno per arraffarsi la sua porzione di oro</text:span><text:change-end text:change-id="ct155435312"/><text:span text:style-name="T5">. </text:span><text:change text:change-id="ct155435432"/><text:span text:style-name="T5">Il cacicco e gli altri indios restarono </text:span><text:change text:change-id="ct155435552"/><text:change-start text:change-id="ct155435672"/><text:span text:style-name="T5">sbalorditi, osservando la mischia con disprezzo</text:span><text:change-end text:change-id="ct155435672"/><text:span text:style-name="T5">. </text:span><text:change text:change-id="ct155435792"/><text:change-start text:change-id="ct155435912"/><text:span text:style-name="T5">Finita la mischia, il cacicco raccontò loro che,</text:span><text:change-end text:change-id="ct155435912"/><text:span text:style-name="T5"> da qualche parte verso sud</text:span><text:change-start text:change-id="ct155436032"/><text:span text:style-name="T5">, oltre le montagne,</text:span><text:change-end text:change-id="ct155436032"/><text:span text:style-name="T5"> il regno di Birù possedeva molto più </text:span><text:change text:change-id="ct155436152"/><text:change-start text:change-id="ct155436272"/><text:span text:style-name="T5">metallo giallo</text:span><text:change-end text:change-id="ct155436272"/><text:span text:style-name="T5"> di quanto loro potessero immaginare. Ma sarebbe stato più semplice per loro raggiungerlo navigando “sull'altro” mare.</text:span></text:p>
      <text:p text:style-name="P19">Tra questi spagnoli invitati alla corte del cacicco vi era anche <text:span text:style-name="T35">Vasco Nunez de Balboa, </text:span>fu lui a <text:soft-page-break/>riempirsi gli occhi di tutto quell'oro, e a partire alla ricerca dell'<text:change-start text:change-id="ct155436392"/> “<text:change-end text:change-id="ct155436392"/>El Dorado<text:change-start text:change-id="ct155436512"/>”<text:change-end text:change-id="ct155436512"/>. Io ho <text:change text:change-id="ct155436632"/><text:change-start text:change-id="ct155436752"/><text:span text:style-name="T42">provato a seguire</text:span><text:change-end text:change-id="ct155436752"/> le sue orme.<text:change text:change-id="ct155436872"/></text:p>
      <text:p text:style-name="P21">Ho perso molti compagni, <text:change text:change-id="ct281808720"/><text:change-start text:change-id="ct281812680"/><text:span text:style-name="T56">squarciato col mio machete la</text:span><text:change-end text:change-id="ct281812680"/><text:change-start text:change-id="ct281815560"/><text:span text:style-name="T56"> vegetazione intricata delle foreste pluviali, affrontato sudore e insetti, nemici temibili quasi quanto le frecce indigene: nessuno che non sia stato da quelle parti può comprendere cosa significhi scalare una mo</text:span><text:change-end text:change-id="ct281815560"/><text:change-start text:change-id="ct281808600"/><text:span text:style-name="T56">ntagna sotto l'umido e torrido cielo dei Tropici</text:span><text:change-end text:change-id="ct281808600"/>.<text:change-start text:change-id="ct281816040"/> <text:span text:style-name="T56">Ma una volta arrivato</text:span><text:change-end text:change-id="ct281816040"/><text:change text:change-id="ct158711976"/> lassù in cima, l'ho visto, io l'ho visto, così come Vasco 200 anni prima di me…</text:p>
      <text:p text:style-name="P21">I suoi occhi <text:change text:change-id="ct155424224"/><text:change-start text:change-id="ct155436992"/><text:span text:style-name="T44">si abbassano sul riflesso rossastro della lama della sua spada</text:span><text:change-end text:change-id="ct155436992"/>, febbricitanti, <text:change text:change-id="ct155437112"/><text:change-start text:change-id="ct155437232"/><text:span text:style-name="T5">per poi ritornare</text:span><text:change-end text:change-id="ct155437232"/><text:span text:style-name="T5">, lentamente, il corpo tremante, </text:span><text:change text:change-id="ct155437352"/><text:change-start text:change-id="ct155437472"/><text:span text:style-name="T5">sul professore</text:span><text:change-end text:change-id="ct155437472"/><text:change text:change-id="ct155437592"/><text:span text:style-name="T5">, immobile come un albero spoglio.</text:span></text:p>
      <text:p text:style-name="P19">- Un altro mare, immenso, che inghiottiva tutto il resto della terra.</text:p>
      <text:p text:style-name="P19">Il “Mar del Sur”, l'Oceano Pacifico.</text:p>
      <text:p text:style-name="P19"/>
      <text:p text:style-name="P19">Stranamente mi sento più affascinata che impaurita. Gli altri cinque sgherri continuano a <text:span text:style-name="T6">squadrarci</text:span> famelici, il soldato sembra invece aver perso un po' della <text:change text:change-id="ct155437712"/><text:change-start text:change-id="ct155437832"/><text:span text:style-name="T45">spavalderia</text:span><text:change-end text:change-id="ct155437832"/> iniziale.</text:p>
      <text:p text:style-name="P19">- <text:span text:style-name="T6">In quanto agli indigeni – riprende – c'è ben poco da averne paura. I più sono morti, o lavorano come schiavi nelle miniere o nelle piantagioni a Cuba o in Brasile, ormai soppiantati dai Negri, </text:span><text:change text:change-id="ct155437952"/><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155438072"/><text:span text:style-name="T6">,</text:span><text:change-end text:change-id="ct155438072"/><text:span text:style-name="T6"> in cuor mio, desidererei non avere mai visto…</text:span></text:p>
      <text:p text:style-name="P80">La fiamma nei suoi occhi si è indebolita.</text:p>
      <text:p text:style-name="P80">- Soldato – dico – Ecco il vostro denaro – gli lancio un ben pesato sacchetto di lire genovesi<text:note text:id="ftn12" text:note-class="footnote"><text:note-citation>13</text:note-citation><text:note-body><text:p text:style-name="P36">Fonte: wikipedia, moneta di metà del '700</text:p></text:note-body></text:note>.</text:p>
      <text:p text:style-name="P80">Il soldato lo recupera prontamente, lo soppesa senza convinzione.</text:p>
      <text:p text:style-name="P80">- Ma ho una proposta da farvi – proseguo. Luini si gira a guardarmi sbigottito, forse presagendo la mia richiesta – Vorreste farci da protettore in una nostra avventura nel continente africano <text:span text:style-name="T36">alla ricerca delle origini di quei popoli negri ora schiavi nel Nuovo Mondo</text:span><text:change-start text:change-id="ct281813520"/><text:span text:style-name="T36">, attraversando altre foreste, scalando nuov</text:span><text:change-end text:change-id="ct281813520"/><text:change-start text:change-id="ct281813400"/><text:span text:style-name="T36">i monti</text:span><text:change-end text:change-id="ct281813400"/><text:span text:style-name="T36">? Vi assicuro una buona paga.</text:span></text:p>
      <text:p text:style-name="P106">Luini avrebbe qualcosa da ribattere, ma si trattiene. <text:change-start text:change-id="ct281814480"/><text:span text:style-name="T52">Anche al dottoressa si volta a guardarmi contrariata. </text:span><text:change-end text:change-id="ct281814480"/>Dopo qualche attimo, il soldato risponde.</text:p>
      <text:p text:style-name="P22">- Ero “<text:change text:change-id="ct155438328"/><text:change-start text:change-id="ct155438448"/><text:span text:style-name="T45">alférez</text:span><text:change-end text:change-id="ct155438448"/>”<text:change-start text:change-id="ct281808840"/>, <text:span text:style-name="T52">alfiere di sua Maestà</text:span><text:change-end text:change-id="ct281808840"/>. E non sono in cerca di denaro<text:change text:change-id="ct281812800"/></text:p>
      <text:p text:style-name="P22">Così dicendo passa il sacchetto di monete al compagno alla sua sinistra.</text:p>
      <text:p text:style-name="P22">Abbassa la spada, mentre i suoi compari apparentemente soddisfatti del bottino si danno alla fuga.</text:p>
      <text:p text:style-name="P22">- <text:change text:change-id="ct281815200"/><text:change-start text:change-id="ct281815320"/><text:span text:style-name="T53">m</text:span><text:change-end text:change-id="ct281815320"/>a di uno scopo.</text:p>
      <text:p text:style-name="P22"/>
      <text:p text:style-name="P19"/>
      <text:p text:style-name="P23">Il mattino dopo ci ritroviamo tutti nella mia spaziosa stanza, alla foresteria. L'aria è fresca e la giornata si prospetta calma.</text:p>
      <text:p text:style-name="P23">Con me ci sono i miei futuri compagni di viaggio: Luini, geografo; Buscè, dottoressa; e Romero, ex <text:change text:change-id="ct155438568"/><text:change-start text:change-id="ct155438688"/><text:span text:style-name="T45">alfiere</text:span><text:change-end text:change-id="ct155438688"/> dell'esercito <text:change-start text:change-id="ct281814960"/><text:span text:style-name="T54">reali di </text:span><text:change-end text:change-id="ct281814960"/><text:change text:change-id="ct281815440"/><text:change-start text:change-id="ct281812560"/><text:span text:style-name="T54">S</text:span><text:change-end text:change-id="ct281812560"/>pagn<text:change text:change-id="ct281814600"/><text:change-start text:change-id="ct281815920"/><text:span text:style-name="T54">a</text:span><text:change-end text:change-id="ct281815920"/>, la nostra guardia del corpo per questo viaggio.</text:p>
      <text:p text:style-name="P24"><text:change text:change-id="ct155438808"/><text:change-start text:change-id="ct155438928"/>I miei ospiti sono seduti sui canapè, io in piedi appoggiata alla scrivania, mi schiarisco la voce e inizio:</text:p>
      <text:p text:style-name="P25">- <text:span text:style-name="T8">L'incontro di oggi è per presentarvi </text:span><text:change-end text:change-id="ct155438928"/><text:change-start text:change-id="ct155439048"/><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155439048"/><text:change-start text:change-id="ct155439288"/><text:span text:style-name="T8">frica. La destinazione sarà Uoidah</text:span><text:span text:style-name="T8"><text:note text:id="ftn13" text:note-class="footnote"><text:note-citation>14</text:note-citation><text:note-body><text:p text:style-name="P37"><text:change-start text:change-id="ct155439168"/>Porto negriero del Benin. Fonte: wikipedia.fr<text:change-end text:change-id="ct155439168"/></text:p></text:note-body></text:note></text:span><text:span text:style-name="T8">, nel golfo di Guinea, un porto negriero. Lo raggiungeremo in circa 2 settimane di viaggio, le più intense. Ci ritroveremo nell'Oceano, alla mercé delle correnti e dei pirati. Spero nessuno di voi soffra il mal di mare…</text:span><text:change-end text:change-id="ct155439288"/><text:change text:change-id="ct155439528"/><text:change text:change-id="ct155439408"/></text:p>
      <text:p text:style-name="P23"><text:span text:style-name="T13">→</text:span><text:span text:style-name="T9"> dettagliare di più il viaggio non appena si trovano informazioni al riguardo</text:span><text:change text:change-id="ct155439648"/></text:p>
      <text:p text:style-name="P23">La mia vuole essere una battuta ma le facce dei miei compagni sembrano non aver apprezzato.</text:p>
      <text:p text:style-name="P23">- In mare? - è Eleonora ad esprimere da alta voce lo stesso dubbio degli altri due<text:change-start text:change-id="ct155439768"/>, <text:span text:style-name="T47">con cui si scambia una rapida occhiata</text:span><text:change-end text:change-id="ct155439768"/> – Pensavo avremmo preso l'aereo!</text:p>
      <text:p text:style-name="P27"><text:soft-page-break/>Resto interdetta.</text:p>
      <text:p text:style-name="P27">Nel mentre Romero va verso la finestra, la spalanca: la camera viene subito invasa dal rumore della città, Napoli.<text:change-start text:change-id="ct155439888"/> <text:change-end text:change-id="ct155439888"/><text:change text:change-id="ct155440008"/>Clacson, motori, vociare di persone, musica a tutto volume dalle radio dei negozi sotto l'albergo.</text:p>
      <text:p text:style-name="P27">- Forse è l'ora giusta per un caffè – propone Luini.<text:change-start text:change-id="ct155440128"/></text:p>
      <text:p text:style-name="P83">Sono un po' frastornata.<text:change-end text:change-id="ct155440128"/></text:p>
      <text:p text:style-name="P27">Usciamo fuori per la strada e mentre camminiamo sul marciapiede cerchiamo di immaginarci insieme il nostro viaggio.</text:p>
      <text:p text:style-name="P27">Forse l'aereo non è un'idea così assurda, dopotutto.</text:p>
      <text:p text:style-name="P68"/>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1-09T11:45:22.358000000</dc:date>
    <meta:editing-duration>PT4H3M1S</meta:editing-duration>
    <meta:editing-cycles>77</meta:editing-cycles>
    <meta:generator>LibreOffice/5.0.0.5$Windows_x86 LibreOffice_project/1b1a90865e348b492231e1c451437d7a15bb262b</meta:generator>
    <dc:creator>Armando Gaeta</dc:creator>
    <meta:document-statistic meta:table-count="0" meta:image-count="0" meta:object-count="0" meta:page-count="8" meta:paragraph-count="205" meta:word-count="4298" meta:character-count="25818" meta:non-whitespace-character-count="21701"/>
  </office:meta>
</office:document-meta>
</file>